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1.6972in"/>
    </style:style>
    <style:style style:name="co8" style:family="table-column">
      <style:table-column-properties fo:break-before="auto" style:column-width="2.1016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1.0535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3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/>
  </office:automatic-styles>
  <office:body>
    <office:spreadsheet>
      <table:table table:name="att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weapon damage percent</text:p>
          </table:table-cell>
          <table:table-cell table:style-name="ce16" office:value-type="string" calcext:value-type="string">
            <text:p>crit chance</text:p>
          </table:table-cell>
          <table:table-cell table:style-name="ce16" office:value-type="string" calcext:value-type="string">
            <text:p>crit multiplier</text:p>
          </table:table-cell>
          <table:table-cell table:style-name="ce16" office:value-type="string" calcext:value-type="string">
            <text:p>total weapon damage avg</text:p>
          </table:table-cell>
          <table:table-cell table:style-name="ce16" office:value-type="string" calcext:value-type="string">
            <text:p>vs base</text:p>
          </table:table-cell>
          <table:table-cell/>
          <table:table-cell table:style-name="ce16" office:value-type="string" calcext:value-type="string">
            <text:p>weapon damage bas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 + ([.A2]-1)*[.$I$2]" office:value-type="float" office:value="100" calcext:value-type="float">
            <text:p>100</text:p>
          </table:table-cell>
          <table:table-cell table:formula="of:=FLOOR([.$I$3]+([.A2]-1)*[.$I$4])" office:value-type="float" office:value="8" calcext:value-type="float">
            <text:p>8</text:p>
          </table:table-cell>
          <table:table-cell table:formula="of:=[.$I$5]+([.A2]-1)*[.$I$6]" office:value-type="float" office:value="2" calcext:value-type="float">
            <text:p>2</text:p>
          </table:table-cell>
          <table:table-cell table:formula="of:=[.B2]+[.B2]*([.C2]/100*[.D2])" office:value-type="float" office:value="116" calcext:value-type="float">
            <text:p>116</text:p>
          </table:table-cell>
          <table:table-cell table:formula="of:=[.E2]/[.$E$2]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weapon damage per lev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 + ([.A3]-1)*[.$I$2]" office:value-type="float" office:value="102" calcext:value-type="float">
            <text:p>102</text:p>
          </table:table-cell>
          <table:table-cell table:formula="of:=FLOOR([.$I$3]+([.A3]-1)*[.$I$4])" office:value-type="float" office:value="8" calcext:value-type="float">
            <text:p>8</text:p>
          </table:table-cell>
          <table:table-cell table:formula="of:=[.$I$5]+([.A3]-1)*[.$I$6]" office:value-type="float" office:value="2.02" calcext:value-type="float">
            <text:p>2.02</text:p>
          </table:table-cell>
          <table:table-cell table:formula="of:=[.B3]+[.B3]*([.C3]/100*[.D3])" office:value-type="float" office:value="118.4832" calcext:value-type="float">
            <text:p>118</text:p>
          </table:table-cell>
          <table:table-cell table:formula="of:=[.E3]/[.$E$2]" office:value-type="float" office:value="1.02140689655172" calcext:value-type="float">
            <text:p>1.02</text:p>
          </table:table-cell>
          <table:table-cell/>
          <table:table-cell table:style-name="ce16" office:value-type="string" calcext:value-type="string">
            <text:p>crit ba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 + ([.A4]-1)*[.$I$2]" office:value-type="float" office:value="104" calcext:value-type="float">
            <text:p>104</text:p>
          </table:table-cell>
          <table:table-cell table:formula="of:=FLOOR([.$I$3]+([.A4]-1)*[.$I$4])" office:value-type="float" office:value="8" calcext:value-type="float">
            <text:p>8</text:p>
          </table:table-cell>
          <table:table-cell table:formula="of:=[.$I$5]+([.A4]-1)*[.$I$6]" office:value-type="float" office:value="2.04" calcext:value-type="float">
            <text:p>2.04</text:p>
          </table:table-cell>
          <table:table-cell table:formula="of:=[.B4]+[.B4]*([.C4]/100*[.D4])" office:value-type="float" office:value="120.9728" calcext:value-type="float">
            <text:p>121</text:p>
          </table:table-cell>
          <table:table-cell table:formula="of:=[.E4]/[.$E$2]" office:value-type="float" office:value="1.04286896551724" calcext:value-type="float">
            <text:p>1.04</text:p>
          </table:table-cell>
          <table:table-cell/>
          <table:table-cell table:style-name="ce16" office:value-type="string" calcext:value-type="string">
            <text:p>crit per level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 + ([.A5]-1)*[.$I$2]" office:value-type="float" office:value="106" calcext:value-type="float">
            <text:p>106</text:p>
          </table:table-cell>
          <table:table-cell table:formula="of:=FLOOR([.$I$3]+([.A5]-1)*[.$I$4])" office:value-type="float" office:value="8" calcext:value-type="float">
            <text:p>8</text:p>
          </table:table-cell>
          <table:table-cell table:formula="of:=[.$I$5]+([.A5]-1)*[.$I$6]" office:value-type="float" office:value="2.06" calcext:value-type="float">
            <text:p>2.06</text:p>
          </table:table-cell>
          <table:table-cell table:formula="of:=[.B5]+[.B5]*([.C5]/100*[.D5])" office:value-type="float" office:value="123.4688" calcext:value-type="float">
            <text:p>123</text:p>
          </table:table-cell>
          <table:table-cell table:formula="of:=[.E5]/[.$E$2]" office:value-type="float" office:value="1.06438620689655" calcext:value-type="float">
            <text:p>1.06</text:p>
          </table:table-cell>
          <table:table-cell/>
          <table:table-cell table:style-name="ce16" office:value-type="string" calcext:value-type="string">
            <text:p>crit multip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 + ([.A6]-1)*[.$I$2]" office:value-type="float" office:value="108" calcext:value-type="float">
            <text:p>108</text:p>
          </table:table-cell>
          <table:table-cell table:formula="of:=FLOOR([.$I$3]+([.A6]-1)*[.$I$4])" office:value-type="float" office:value="9" calcext:value-type="float">
            <text:p>9</text:p>
          </table:table-cell>
          <table:table-cell table:formula="of:=[.$I$5]+([.A6]-1)*[.$I$6]" office:value-type="float" office:value="2.08" calcext:value-type="float">
            <text:p>2.08</text:p>
          </table:table-cell>
          <table:table-cell table:formula="of:=[.B6]+[.B6]*([.C6]/100*[.D6])" office:value-type="float" office:value="128.2176" calcext:value-type="float">
            <text:p>128</text:p>
          </table:table-cell>
          <table:table-cell table:formula="of:=[.E6]/[.$E$2]" office:value-type="float" office:value="1.10532413793103" calcext:value-type="float">
            <text:p>1.11</text:p>
          </table:table-cell>
          <table:table-cell/>
          <table:table-cell table:style-name="ce16" office:value-type="string" calcext:value-type="string">
            <text:p>crit multiplier per level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 + ([.A7]-1)*[.$I$2]" office:value-type="float" office:value="110" calcext:value-type="float">
            <text:p>110</text:p>
          </table:table-cell>
          <table:table-cell table:formula="of:=FLOOR([.$I$3]+([.A7]-1)*[.$I$4])" office:value-type="float" office:value="9" calcext:value-type="float">
            <text:p>9</text:p>
          </table:table-cell>
          <table:table-cell table:formula="of:=[.$I$5]+([.A7]-1)*[.$I$6]" office:value-type="float" office:value="2.1" calcext:value-type="float">
            <text:p>2.1</text:p>
          </table:table-cell>
          <table:table-cell table:formula="of:=[.B7]+[.B7]*([.C7]/100*[.D7])" office:value-type="float" office:value="130.79" calcext:value-type="float">
            <text:p>131</text:p>
          </table:table-cell>
          <table:table-cell table:formula="of:=[.E7]/[.$E$2]" office:value-type="float" office:value="1.1275" calcext:value-type="float">
            <text:p>1.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 + ([.A8]-1)*[.$I$2]" office:value-type="float" office:value="112" calcext:value-type="float">
            <text:p>112</text:p>
          </table:table-cell>
          <table:table-cell table:formula="of:=FLOOR([.$I$3]+([.A8]-1)*[.$I$4])" office:value-type="float" office:value="9" calcext:value-type="float">
            <text:p>9</text:p>
          </table:table-cell>
          <table:table-cell table:formula="of:=[.$I$5]+([.A8]-1)*[.$I$6]" office:value-type="float" office:value="2.12" calcext:value-type="float">
            <text:p>2.12</text:p>
          </table:table-cell>
          <table:table-cell table:formula="of:=[.B8]+[.B8]*([.C8]/100*[.D8])" office:value-type="float" office:value="133.3696" calcext:value-type="float">
            <text:p>133</text:p>
          </table:table-cell>
          <table:table-cell table:formula="of:=[.E8]/[.$E$2]" office:value-type="float" office:value="1.14973793103448" calcext:value-type="float">
            <text:p>1.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 + ([.A9]-1)*[.$I$2]" office:value-type="float" office:value="114" calcext:value-type="float">
            <text:p>114</text:p>
          </table:table-cell>
          <table:table-cell table:formula="of:=FLOOR([.$I$3]+([.A9]-1)*[.$I$4])" office:value-type="float" office:value="9" calcext:value-type="float">
            <text:p>9</text:p>
          </table:table-cell>
          <table:table-cell table:formula="of:=[.$I$5]+([.A9]-1)*[.$I$6]" office:value-type="float" office:value="2.14" calcext:value-type="float">
            <text:p>2.14</text:p>
          </table:table-cell>
          <table:table-cell table:formula="of:=[.B9]+[.B9]*([.C9]/100*[.D9])" office:value-type="float" office:value="135.9564" calcext:value-type="float">
            <text:p>136</text:p>
          </table:table-cell>
          <table:table-cell table:formula="of:=[.E9]/[.$E$2]" office:value-type="float" office:value="1.17203793103448" calcext:value-type="float">
            <text:p>1.1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 + ([.A10]-1)*[.$I$2]" office:value-type="float" office:value="116" calcext:value-type="float">
            <text:p>116</text:p>
          </table:table-cell>
          <table:table-cell table:formula="of:=FLOOR([.$I$3]+([.A10]-1)*[.$I$4])" office:value-type="float" office:value="10" calcext:value-type="float">
            <text:p>10</text:p>
          </table:table-cell>
          <table:table-cell table:formula="of:=[.$I$5]+([.A10]-1)*[.$I$6]" office:value-type="float" office:value="2.16" calcext:value-type="float">
            <text:p>2.16</text:p>
          </table:table-cell>
          <table:table-cell table:formula="of:=[.B10]+[.B10]*([.C10]/100*[.D10])" office:value-type="float" office:value="141.056" calcext:value-type="float">
            <text:p>141</text:p>
          </table:table-cell>
          <table:table-cell table:formula="of:=[.E10]/[.$E$2]" office:value-type="float" office:value="1.216" calcext:value-type="float">
            <text:p>1.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 + ([.A11]-1)*[.$I$2]" office:value-type="float" office:value="118" calcext:value-type="float">
            <text:p>118</text:p>
          </table:table-cell>
          <table:table-cell table:formula="of:=FLOOR([.$I$3]+([.A11]-1)*[.$I$4])" office:value-type="float" office:value="10" calcext:value-type="float">
            <text:p>10</text:p>
          </table:table-cell>
          <table:table-cell table:formula="of:=[.$I$5]+([.A11]-1)*[.$I$6]" office:value-type="float" office:value="2.18" calcext:value-type="float">
            <text:p>2.18</text:p>
          </table:table-cell>
          <table:table-cell table:formula="of:=[.B11]+[.B11]*([.C11]/100*[.D11])" office:value-type="float" office:value="143.724" calcext:value-type="float">
            <text:p>144</text:p>
          </table:table-cell>
          <table:table-cell table:formula="of:=[.E11]/[.$E$2]" office:value-type="float" office:value="1.239" calcext:value-type="float">
            <text:p>1.2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I$1] + ([.A12]-1)*[.$I$2]" office:value-type="float" office:value="120" calcext:value-type="float">
            <text:p>120</text:p>
          </table:table-cell>
          <table:table-cell table:formula="of:=FLOOR([.$I$3]+([.A12]-1)*[.$I$4])" office:value-type="float" office:value="10" calcext:value-type="float">
            <text:p>10</text:p>
          </table:table-cell>
          <table:table-cell table:formula="of:=[.$I$5]+([.A12]-1)*[.$I$6]" office:value-type="float" office:value="2.2" calcext:value-type="float">
            <text:p>2.2</text:p>
          </table:table-cell>
          <table:table-cell table:formula="of:=[.B12]+[.B12]*([.C12]/100*[.D12])" office:value-type="float" office:value="146.4" calcext:value-type="float">
            <text:p>146</text:p>
          </table:table-cell>
          <table:table-cell table:formula="of:=[.E12]/[.$E$2]" office:value-type="float" office:value="1.26206896551724" calcext:value-type="float">
            <text:p>1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I$1] + ([.A13]-1)*[.$I$2]" office:value-type="float" office:value="122" calcext:value-type="float">
            <text:p>122</text:p>
          </table:table-cell>
          <table:table-cell table:formula="of:=FLOOR([.$I$3]+([.A13]-1)*[.$I$4])" office:value-type="float" office:value="10" calcext:value-type="float">
            <text:p>10</text:p>
          </table:table-cell>
          <table:table-cell table:formula="of:=[.$I$5]+([.A13]-1)*[.$I$6]" office:value-type="float" office:value="2.22" calcext:value-type="float">
            <text:p>2.22</text:p>
          </table:table-cell>
          <table:table-cell table:formula="of:=[.B13]+[.B13]*([.C13]/100*[.D13])" office:value-type="float" office:value="149.084" calcext:value-type="float">
            <text:p>149</text:p>
          </table:table-cell>
          <table:table-cell table:formula="of:=[.E13]/[.$E$2]" office:value-type="float" office:value="1.28520689655172" calcext:value-type="float">
            <text:p>1.2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I$1] + ([.A14]-1)*[.$I$2]" office:value-type="float" office:value="124" calcext:value-type="float">
            <text:p>124</text:p>
          </table:table-cell>
          <table:table-cell table:formula="of:=FLOOR([.$I$3]+([.A14]-1)*[.$I$4])" office:value-type="float" office:value="11" calcext:value-type="float">
            <text:p>11</text:p>
          </table:table-cell>
          <table:table-cell table:formula="of:=[.$I$5]+([.A14]-1)*[.$I$6]" office:value-type="float" office:value="2.24" calcext:value-type="float">
            <text:p>2.24</text:p>
          </table:table-cell>
          <table:table-cell table:formula="of:=[.B14]+[.B14]*([.C14]/100*[.D14])" office:value-type="float" office:value="154.5536" calcext:value-type="float">
            <text:p>155</text:p>
          </table:table-cell>
          <table:table-cell table:formula="of:=[.E14]/[.$E$2]" office:value-type="float" office:value="1.33235862068966" calcext:value-type="float">
            <text:p>1.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I$1] + ([.A15]-1)*[.$I$2]" office:value-type="float" office:value="126" calcext:value-type="float">
            <text:p>126</text:p>
          </table:table-cell>
          <table:table-cell table:formula="of:=FLOOR([.$I$3]+([.A15]-1)*[.$I$4])" office:value-type="float" office:value="11" calcext:value-type="float">
            <text:p>11</text:p>
          </table:table-cell>
          <table:table-cell table:formula="of:=[.$I$5]+([.A15]-1)*[.$I$6]" office:value-type="float" office:value="2.26" calcext:value-type="float">
            <text:p>2.26</text:p>
          </table:table-cell>
          <table:table-cell table:formula="of:=[.B15]+[.B15]*([.C15]/100*[.D15])" office:value-type="float" office:value="157.3236" calcext:value-type="float">
            <text:p>157</text:p>
          </table:table-cell>
          <table:table-cell table:formula="of:=[.E15]/[.$E$2]" office:value-type="float" office:value="1.35623793103448" calcext:value-type="float">
            <text:p>1.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I$1] + ([.A16]-1)*[.$I$2]" office:value-type="float" office:value="128" calcext:value-type="float">
            <text:p>128</text:p>
          </table:table-cell>
          <table:table-cell table:formula="of:=FLOOR([.$I$3]+([.A16]-1)*[.$I$4])" office:value-type="float" office:value="11" calcext:value-type="float">
            <text:p>11</text:p>
          </table:table-cell>
          <table:table-cell table:formula="of:=[.$I$5]+([.A16]-1)*[.$I$6]" office:value-type="float" office:value="2.28" calcext:value-type="float">
            <text:p>2.28</text:p>
          </table:table-cell>
          <table:table-cell table:formula="of:=[.B16]+[.B16]*([.C16]/100*[.D16])" office:value-type="float" office:value="160.1024" calcext:value-type="float">
            <text:p>160</text:p>
          </table:table-cell>
          <table:table-cell table:formula="of:=[.E16]/[.$E$2]" office:value-type="float" office:value="1.38019310344828" calcext:value-type="float">
            <text:p>1.3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I$1] + ([.A17]-1)*[.$I$2]" office:value-type="float" office:value="130" calcext:value-type="float">
            <text:p>130</text:p>
          </table:table-cell>
          <table:table-cell table:formula="of:=FLOOR([.$I$3]+([.A17]-1)*[.$I$4])" office:value-type="float" office:value="11" calcext:value-type="float">
            <text:p>11</text:p>
          </table:table-cell>
          <table:table-cell table:formula="of:=[.$I$5]+([.A17]-1)*[.$I$6]" office:value-type="float" office:value="2.3" calcext:value-type="float">
            <text:p>2.3</text:p>
          </table:table-cell>
          <table:table-cell table:formula="of:=[.B17]+[.B17]*([.C17]/100*[.D17])" office:value-type="float" office:value="162.89" calcext:value-type="float">
            <text:p>163</text:p>
          </table:table-cell>
          <table:table-cell table:formula="of:=[.E17]/[.$E$2]" office:value-type="float" office:value="1.40422413793103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I$1] + ([.A18]-1)*[.$I$2]" office:value-type="float" office:value="132" calcext:value-type="float">
            <text:p>132</text:p>
          </table:table-cell>
          <table:table-cell table:formula="of:=FLOOR([.$I$3]+([.A18]-1)*[.$I$4])" office:value-type="float" office:value="12" calcext:value-type="float">
            <text:p>12</text:p>
          </table:table-cell>
          <table:table-cell table:formula="of:=[.$I$5]+([.A18]-1)*[.$I$6]" office:value-type="float" office:value="2.32" calcext:value-type="float">
            <text:p>2.32</text:p>
          </table:table-cell>
          <table:table-cell table:formula="of:=[.B18]+[.B18]*([.C18]/100*[.D18])" office:value-type="float" office:value="168.7488" calcext:value-type="float">
            <text:p>169</text:p>
          </table:table-cell>
          <table:table-cell table:formula="of:=[.E18]/[.$E$2]" office:value-type="float" office:value="1.45473103448276" calcext:value-type="float">
            <text:p>1.4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I$1] + ([.A19]-1)*[.$I$2]" office:value-type="float" office:value="134" calcext:value-type="float">
            <text:p>134</text:p>
          </table:table-cell>
          <table:table-cell table:formula="of:=FLOOR([.$I$3]+([.A19]-1)*[.$I$4])" office:value-type="float" office:value="12" calcext:value-type="float">
            <text:p>12</text:p>
          </table:table-cell>
          <table:table-cell table:formula="of:=[.$I$5]+([.A19]-1)*[.$I$6]" office:value-type="float" office:value="2.34" calcext:value-type="float">
            <text:p>2.34</text:p>
          </table:table-cell>
          <table:table-cell table:formula="of:=[.B19]+[.B19]*([.C19]/100*[.D19])" office:value-type="float" office:value="171.6272" calcext:value-type="float">
            <text:p>172</text:p>
          </table:table-cell>
          <table:table-cell table:formula="of:=[.E19]/[.$E$2]" office:value-type="float" office:value="1.47954482758621" calcext:value-type="float">
            <text:p>1.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I$1] + ([.A20]-1)*[.$I$2]" office:value-type="float" office:value="136" calcext:value-type="float">
            <text:p>136</text:p>
          </table:table-cell>
          <table:table-cell table:formula="of:=FLOOR([.$I$3]+([.A20]-1)*[.$I$4])" office:value-type="float" office:value="12" calcext:value-type="float">
            <text:p>12</text:p>
          </table:table-cell>
          <table:table-cell table:formula="of:=[.$I$5]+([.A20]-1)*[.$I$6]" office:value-type="float" office:value="2.36" calcext:value-type="float">
            <text:p>2.36</text:p>
          </table:table-cell>
          <table:table-cell table:formula="of:=[.B20]+[.B20]*([.C20]/100*[.D20])" office:value-type="float" office:value="174.5152" calcext:value-type="float">
            <text:p>175</text:p>
          </table:table-cell>
          <table:table-cell table:formula="of:=[.E20]/[.$E$2]" office:value-type="float" office:value="1.50444137931034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I$1] + ([.A21]-1)*[.$I$2]" office:value-type="float" office:value="138" calcext:value-type="float">
            <text:p>138</text:p>
          </table:table-cell>
          <table:table-cell table:formula="of:=FLOOR([.$I$3]+([.A21]-1)*[.$I$4])" office:value-type="float" office:value="12" calcext:value-type="float">
            <text:p>12</text:p>
          </table:table-cell>
          <table:table-cell table:formula="of:=[.$I$5]+([.A21]-1)*[.$I$6]" office:value-type="float" office:value="2.38" calcext:value-type="float">
            <text:p>2.38</text:p>
          </table:table-cell>
          <table:table-cell table:formula="of:=[.B21]+[.B21]*([.C21]/100*[.D21])" office:value-type="float" office:value="177.4128" calcext:value-type="float">
            <text:p>177</text:p>
          </table:table-cell>
          <table:table-cell table:formula="of:=[.E21]/[.$E$2]" office:value-type="float" office:value="1.52942068965517" calcext:value-type="float">
            <text:p>1.5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I$1] + ([.A22]-1)*[.$I$2]" office:value-type="float" office:value="140" calcext:value-type="float">
            <text:p>140</text:p>
          </table:table-cell>
          <table:table-cell table:formula="of:=FLOOR([.$I$3]+([.A22]-1)*[.$I$4])" office:value-type="float" office:value="13" calcext:value-type="float">
            <text:p>13</text:p>
          </table:table-cell>
          <table:table-cell table:formula="of:=[.$I$5]+([.A22]-1)*[.$I$6]" office:value-type="float" office:value="2.4" calcext:value-type="float">
            <text:p>2.4</text:p>
          </table:table-cell>
          <table:table-cell table:formula="of:=[.B22]+[.B22]*([.C22]/100*[.D22])" office:value-type="float" office:value="183.68" calcext:value-type="float">
            <text:p>184</text:p>
          </table:table-cell>
          <table:table-cell table:formula="of:=[.E22]/[.$E$2]" office:value-type="float" office:value="1.58344827586207" calcext:value-type="float">
            <text:p>1.5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I$1] + ([.A23]-1)*[.$I$2]" office:value-type="float" office:value="142" calcext:value-type="float">
            <text:p>142</text:p>
          </table:table-cell>
          <table:table-cell table:formula="of:=FLOOR([.$I$3]+([.A23]-1)*[.$I$4])" office:value-type="float" office:value="13" calcext:value-type="float">
            <text:p>13</text:p>
          </table:table-cell>
          <table:table-cell table:formula="of:=[.$I$5]+([.A23]-1)*[.$I$6]" office:value-type="float" office:value="2.42" calcext:value-type="float">
            <text:p>2.42</text:p>
          </table:table-cell>
          <table:table-cell table:formula="of:=[.B23]+[.B23]*([.C23]/100*[.D23])" office:value-type="float" office:value="186.6732" calcext:value-type="float">
            <text:p>187</text:p>
          </table:table-cell>
          <table:table-cell table:formula="of:=[.E23]/[.$E$2]" office:value-type="float" office:value="1.60925172413793" calcext:value-type="float">
            <text:p>1.6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I$1] + ([.A24]-1)*[.$I$2]" office:value-type="float" office:value="144" calcext:value-type="float">
            <text:p>144</text:p>
          </table:table-cell>
          <table:table-cell table:formula="of:=FLOOR([.$I$3]+([.A24]-1)*[.$I$4])" office:value-type="float" office:value="13" calcext:value-type="float">
            <text:p>13</text:p>
          </table:table-cell>
          <table:table-cell table:formula="of:=[.$I$5]+([.A24]-1)*[.$I$6]" office:value-type="float" office:value="2.44" calcext:value-type="float">
            <text:p>2.44</text:p>
          </table:table-cell>
          <table:table-cell table:formula="of:=[.B24]+[.B24]*([.C24]/100*[.D24])" office:value-type="float" office:value="189.6768" calcext:value-type="float">
            <text:p>190</text:p>
          </table:table-cell>
          <table:table-cell table:formula="of:=[.E24]/[.$E$2]" office:value-type="float" office:value="1.63514482758621" calcext:value-type="float">
            <text:p>1.6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I$1] + ([.A25]-1)*[.$I$2]" office:value-type="float" office:value="146" calcext:value-type="float">
            <text:p>146</text:p>
          </table:table-cell>
          <table:table-cell table:formula="of:=FLOOR([.$I$3]+([.A25]-1)*[.$I$4])" office:value-type="float" office:value="13" calcext:value-type="float">
            <text:p>13</text:p>
          </table:table-cell>
          <table:table-cell table:formula="of:=[.$I$5]+([.A25]-1)*[.$I$6]" office:value-type="float" office:value="2.46" calcext:value-type="float">
            <text:p>2.46</text:p>
          </table:table-cell>
          <table:table-cell table:formula="of:=[.B25]+[.B25]*([.C25]/100*[.D25])" office:value-type="float" office:value="192.6908" calcext:value-type="float">
            <text:p>193</text:p>
          </table:table-cell>
          <table:table-cell table:formula="of:=[.E25]/[.$E$2]" office:value-type="float" office:value="1.6611275862069" calcext:value-type="float">
            <text:p>1.6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I$1] + ([.A26]-1)*[.$I$2]" office:value-type="float" office:value="148" calcext:value-type="float">
            <text:p>148</text:p>
          </table:table-cell>
          <table:table-cell table:formula="of:=FLOOR([.$I$3]+([.A26]-1)*[.$I$4])" office:value-type="float" office:value="14" calcext:value-type="float">
            <text:p>14</text:p>
          </table:table-cell>
          <table:table-cell table:formula="of:=[.$I$5]+([.A26]-1)*[.$I$6]" office:value-type="float" office:value="2.48" calcext:value-type="float">
            <text:p>2.48</text:p>
          </table:table-cell>
          <table:table-cell table:formula="of:=[.B26]+[.B26]*([.C26]/100*[.D26])" office:value-type="float" office:value="199.3856" calcext:value-type="float">
            <text:p>199</text:p>
          </table:table-cell>
          <table:table-cell table:formula="of:=[.E26]/[.$E$2]" office:value-type="float" office:value="1.71884137931035" calcext:value-type="float">
            <text:p>1.7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I$1] + ([.A27]-1)*[.$I$2]" office:value-type="float" office:value="150" calcext:value-type="float">
            <text:p>150</text:p>
          </table:table-cell>
          <table:table-cell table:formula="of:=FLOOR([.$I$3]+([.A27]-1)*[.$I$4])" office:value-type="float" office:value="14" calcext:value-type="float">
            <text:p>14</text:p>
          </table:table-cell>
          <table:table-cell table:formula="of:=[.$I$5]+([.A27]-1)*[.$I$6]" office:value-type="float" office:value="2.5" calcext:value-type="float">
            <text:p>2.5</text:p>
          </table:table-cell>
          <table:table-cell table:formula="of:=[.B27]+[.B27]*([.C27]/100*[.D27])" office:value-type="float" office:value="202.5" calcext:value-type="float">
            <text:p>203</text:p>
          </table:table-cell>
          <table:table-cell table:formula="of:=[.E27]/[.$E$2]" office:value-type="float" office:value="1.74568965517241" calcext:value-type="float">
            <text:p>1.7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I$1] + ([.A28]-1)*[.$I$2]" office:value-type="float" office:value="152" calcext:value-type="float">
            <text:p>152</text:p>
          </table:table-cell>
          <table:table-cell table:formula="of:=FLOOR([.$I$3]+([.A28]-1)*[.$I$4])" office:value-type="float" office:value="14" calcext:value-type="float">
            <text:p>14</text:p>
          </table:table-cell>
          <table:table-cell table:formula="of:=[.$I$5]+([.A28]-1)*[.$I$6]" office:value-type="float" office:value="2.52" calcext:value-type="float">
            <text:p>2.52</text:p>
          </table:table-cell>
          <table:table-cell table:formula="of:=[.B28]+[.B28]*([.C28]/100*[.D28])" office:value-type="float" office:value="205.6256" calcext:value-type="float">
            <text:p>206</text:p>
          </table:table-cell>
          <table:table-cell table:formula="of:=[.E28]/[.$E$2]" office:value-type="float" office:value="1.77263448275862" calcext:value-type="float">
            <text:p>1.7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I$1] + ([.A29]-1)*[.$I$2]" office:value-type="float" office:value="154" calcext:value-type="float">
            <text:p>154</text:p>
          </table:table-cell>
          <table:table-cell table:formula="of:=FLOOR([.$I$3]+([.A29]-1)*[.$I$4])" office:value-type="float" office:value="14" calcext:value-type="float">
            <text:p>14</text:p>
          </table:table-cell>
          <table:table-cell table:formula="of:=[.$I$5]+([.A29]-1)*[.$I$6]" office:value-type="float" office:value="2.54" calcext:value-type="float">
            <text:p>2.54</text:p>
          </table:table-cell>
          <table:table-cell table:formula="of:=[.B29]+[.B29]*([.C29]/100*[.D29])" office:value-type="float" office:value="208.7624" calcext:value-type="float">
            <text:p>209</text:p>
          </table:table-cell>
          <table:table-cell table:formula="of:=[.E29]/[.$E$2]" office:value-type="float" office:value="1.79967586206897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I$1] + ([.A30]-1)*[.$I$2]" office:value-type="float" office:value="156" calcext:value-type="float">
            <text:p>156</text:p>
          </table:table-cell>
          <table:table-cell table:formula="of:=FLOOR([.$I$3]+([.A30]-1)*[.$I$4])" office:value-type="float" office:value="15" calcext:value-type="float">
            <text:p>15</text:p>
          </table:table-cell>
          <table:table-cell table:formula="of:=[.$I$5]+([.A30]-1)*[.$I$6]" office:value-type="float" office:value="2.56" calcext:value-type="float">
            <text:p>2.56</text:p>
          </table:table-cell>
          <table:table-cell table:formula="of:=[.B30]+[.B30]*([.C30]/100*[.D30])" office:value-type="float" office:value="215.904" calcext:value-type="float">
            <text:p>216</text:p>
          </table:table-cell>
          <table:table-cell table:formula="of:=[.E30]/[.$E$2]" office:value-type="float" office:value="1.86124137931034" calcext:value-type="float">
            <text:p>1.8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I$1] + ([.A31]-1)*[.$I$2]" office:value-type="float" office:value="158" calcext:value-type="float">
            <text:p>158</text:p>
          </table:table-cell>
          <table:table-cell table:formula="of:=FLOOR([.$I$3]+([.A31]-1)*[.$I$4])" office:value-type="float" office:value="15" calcext:value-type="float">
            <text:p>15</text:p>
          </table:table-cell>
          <table:table-cell table:formula="of:=[.$I$5]+([.A31]-1)*[.$I$6]" office:value-type="float" office:value="2.58" calcext:value-type="float">
            <text:p>2.58</text:p>
          </table:table-cell>
          <table:table-cell table:formula="of:=[.B31]+[.B31]*([.C31]/100*[.D31])" office:value-type="float" office:value="219.146" calcext:value-type="float">
            <text:p>219</text:p>
          </table:table-cell>
          <table:table-cell table:formula="of:=[.E31]/[.$E$2]" office:value-type="float" office:value="1.88918965517241" calcext:value-type="float">
            <text:p>1.8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I$1] + ([.A32]-1)*[.$I$2]" office:value-type="float" office:value="160" calcext:value-type="float">
            <text:p>160</text:p>
          </table:table-cell>
          <table:table-cell table:formula="of:=FLOOR([.$I$3]+([.A32]-1)*[.$I$4])" office:value-type="float" office:value="15" calcext:value-type="float">
            <text:p>15</text:p>
          </table:table-cell>
          <table:table-cell table:formula="of:=[.$I$5]+([.A32]-1)*[.$I$6]" office:value-type="float" office:value="2.6" calcext:value-type="float">
            <text:p>2.6</text:p>
          </table:table-cell>
          <table:table-cell table:formula="of:=[.B32]+[.B32]*([.C32]/100*[.D32])" office:value-type="float" office:value="222.4" calcext:value-type="float">
            <text:p>222</text:p>
          </table:table-cell>
          <table:table-cell table:formula="of:=[.E32]/[.$E$2]" office:value-type="float" office:value="1.91724137931034" calcext:value-type="float">
            <text:p>1.9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I$1] + ([.A33]-1)*[.$I$2]" office:value-type="float" office:value="162" calcext:value-type="float">
            <text:p>162</text:p>
          </table:table-cell>
          <table:table-cell table:formula="of:=FLOOR([.$I$3]+([.A33]-1)*[.$I$4])" office:value-type="float" office:value="15" calcext:value-type="float">
            <text:p>15</text:p>
          </table:table-cell>
          <table:table-cell table:formula="of:=[.$I$5]+([.A33]-1)*[.$I$6]" office:value-type="float" office:value="2.62" calcext:value-type="float">
            <text:p>2.62</text:p>
          </table:table-cell>
          <table:table-cell table:formula="of:=[.B33]+[.B33]*([.C33]/100*[.D33])" office:value-type="float" office:value="225.666" calcext:value-type="float">
            <text:p>226</text:p>
          </table:table-cell>
          <table:table-cell table:formula="of:=[.E33]/[.$E$2]" office:value-type="float" office:value="1.94539655172414" calcext:value-type="float">
            <text:p>1.9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I$1] + ([.A34]-1)*[.$I$2]" office:value-type="float" office:value="164" calcext:value-type="float">
            <text:p>164</text:p>
          </table:table-cell>
          <table:table-cell table:formula="of:=FLOOR([.$I$3]+([.A34]-1)*[.$I$4])" office:value-type="float" office:value="16" calcext:value-type="float">
            <text:p>16</text:p>
          </table:table-cell>
          <table:table-cell table:formula="of:=[.$I$5]+([.A34]-1)*[.$I$6]" office:value-type="float" office:value="2.64" calcext:value-type="float">
            <text:p>2.64</text:p>
          </table:table-cell>
          <table:table-cell table:formula="of:=[.B34]+[.B34]*([.C34]/100*[.D34])" office:value-type="float" office:value="233.2736" calcext:value-type="float">
            <text:p>233</text:p>
          </table:table-cell>
          <table:table-cell table:formula="of:=[.E34]/[.$E$2]" office:value-type="float" office:value="2.01097931034483" calcext:value-type="float">
            <text:p>2.0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I$1] + ([.A35]-1)*[.$I$2]" office:value-type="float" office:value="166" calcext:value-type="float">
            <text:p>166</text:p>
          </table:table-cell>
          <table:table-cell table:formula="of:=FLOOR([.$I$3]+([.A35]-1)*[.$I$4])" office:value-type="float" office:value="16" calcext:value-type="float">
            <text:p>16</text:p>
          </table:table-cell>
          <table:table-cell table:formula="of:=[.$I$5]+([.A35]-1)*[.$I$6]" office:value-type="float" office:value="2.66" calcext:value-type="float">
            <text:p>2.66</text:p>
          </table:table-cell>
          <table:table-cell table:formula="of:=[.B35]+[.B35]*([.C35]/100*[.D35])" office:value-type="float" office:value="236.6496" calcext:value-type="float">
            <text:p>237</text:p>
          </table:table-cell>
          <table:table-cell table:formula="of:=[.E35]/[.$E$2]" office:value-type="float" office:value="2.04008275862069" calcext:value-type="float">
            <text:p>2.0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I$1] + ([.A36]-1)*[.$I$2]" office:value-type="float" office:value="168" calcext:value-type="float">
            <text:p>168</text:p>
          </table:table-cell>
          <table:table-cell table:formula="of:=FLOOR([.$I$3]+([.A36]-1)*[.$I$4])" office:value-type="float" office:value="16" calcext:value-type="float">
            <text:p>16</text:p>
          </table:table-cell>
          <table:table-cell table:formula="of:=[.$I$5]+([.A36]-1)*[.$I$6]" office:value-type="float" office:value="2.68" calcext:value-type="float">
            <text:p>2.68</text:p>
          </table:table-cell>
          <table:table-cell table:formula="of:=[.B36]+[.B36]*([.C36]/100*[.D36])" office:value-type="float" office:value="240.0384" calcext:value-type="float">
            <text:p>240</text:p>
          </table:table-cell>
          <table:table-cell table:formula="of:=[.E36]/[.$E$2]" office:value-type="float" office:value="2.06929655172414" calcext:value-type="float">
            <text:p>2.0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I$1] + ([.A37]-1)*[.$I$2]" office:value-type="float" office:value="170" calcext:value-type="float">
            <text:p>170</text:p>
          </table:table-cell>
          <table:table-cell table:formula="of:=FLOOR([.$I$3]+([.A37]-1)*[.$I$4])" office:value-type="float" office:value="16" calcext:value-type="float">
            <text:p>16</text:p>
          </table:table-cell>
          <table:table-cell table:formula="of:=[.$I$5]+([.A37]-1)*[.$I$6]" office:value-type="float" office:value="2.7" calcext:value-type="float">
            <text:p>2.7</text:p>
          </table:table-cell>
          <table:table-cell table:formula="of:=[.B37]+[.B37]*([.C37]/100*[.D37])" office:value-type="float" office:value="243.44" calcext:value-type="float">
            <text:p>243</text:p>
          </table:table-cell>
          <table:table-cell table:formula="of:=[.E37]/[.$E$2]" office:value-type="float" office:value="2.09862068965517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I$1] + ([.A38]-1)*[.$I$2]" office:value-type="float" office:value="172" calcext:value-type="float">
            <text:p>172</text:p>
          </table:table-cell>
          <table:table-cell table:formula="of:=FLOOR([.$I$3]+([.A38]-1)*[.$I$4])" office:value-type="float" office:value="17" calcext:value-type="float">
            <text:p>17</text:p>
          </table:table-cell>
          <table:table-cell table:formula="of:=[.$I$5]+([.A38]-1)*[.$I$6]" office:value-type="float" office:value="2.72" calcext:value-type="float">
            <text:p>2.72</text:p>
          </table:table-cell>
          <table:table-cell table:formula="of:=[.B38]+[.B38]*([.C38]/100*[.D38])" office:value-type="float" office:value="251.5328" calcext:value-type="float">
            <text:p>252</text:p>
          </table:table-cell>
          <table:table-cell table:formula="of:=[.E38]/[.$E$2]" office:value-type="float" office:value="2.16838620689655" calcext:value-type="float">
            <text:p>2.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I$1] + ([.A39]-1)*[.$I$2]" office:value-type="float" office:value="174" calcext:value-type="float">
            <text:p>174</text:p>
          </table:table-cell>
          <table:table-cell table:formula="of:=FLOOR([.$I$3]+([.A39]-1)*[.$I$4])" office:value-type="float" office:value="17" calcext:value-type="float">
            <text:p>17</text:p>
          </table:table-cell>
          <table:table-cell table:formula="of:=[.$I$5]+([.A39]-1)*[.$I$6]" office:value-type="float" office:value="2.74" calcext:value-type="float">
            <text:p>2.74</text:p>
          </table:table-cell>
          <table:table-cell table:formula="of:=[.B39]+[.B39]*([.C39]/100*[.D39])" office:value-type="float" office:value="255.0492" calcext:value-type="float">
            <text:p>255</text:p>
          </table:table-cell>
          <table:table-cell table:formula="of:=[.E39]/[.$E$2]" office:value-type="float" office:value="2.1987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I$1] + ([.A40]-1)*[.$I$2]" office:value-type="float" office:value="176" calcext:value-type="float">
            <text:p>176</text:p>
          </table:table-cell>
          <table:table-cell table:formula="of:=FLOOR([.$I$3]+([.A40]-1)*[.$I$4])" office:value-type="float" office:value="17" calcext:value-type="float">
            <text:p>17</text:p>
          </table:table-cell>
          <table:table-cell table:formula="of:=[.$I$5]+([.A40]-1)*[.$I$6]" office:value-type="float" office:value="2.76" calcext:value-type="float">
            <text:p>2.76</text:p>
          </table:table-cell>
          <table:table-cell table:formula="of:=[.B40]+[.B40]*([.C40]/100*[.D40])" office:value-type="float" office:value="258.5792" calcext:value-type="float">
            <text:p>259</text:p>
          </table:table-cell>
          <table:table-cell table:formula="of:=[.E40]/[.$E$2]" office:value-type="float" office:value="2.22913103448276" calcext:value-type="float">
            <text:p>2.2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I$1] + ([.A41]-1)*[.$I$2]" office:value-type="float" office:value="178" calcext:value-type="float">
            <text:p>178</text:p>
          </table:table-cell>
          <table:table-cell table:formula="of:=FLOOR([.$I$3]+([.A41]-1)*[.$I$4])" office:value-type="float" office:value="17" calcext:value-type="float">
            <text:p>17</text:p>
          </table:table-cell>
          <table:table-cell table:formula="of:=[.$I$5]+([.A41]-1)*[.$I$6]" office:value-type="float" office:value="2.78" calcext:value-type="float">
            <text:p>2.78</text:p>
          </table:table-cell>
          <table:table-cell table:formula="of:=[.B41]+[.B41]*([.C41]/100*[.D41])" office:value-type="float" office:value="262.1228" calcext:value-type="float">
            <text:p>262</text:p>
          </table:table-cell>
          <table:table-cell table:formula="of:=[.E41]/[.$E$2]" office:value-type="float" office:value="2.25967931034483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I$1] + ([.A42]-1)*[.$I$2]" office:value-type="float" office:value="180" calcext:value-type="float">
            <text:p>180</text:p>
          </table:table-cell>
          <table:table-cell table:formula="of:=FLOOR([.$I$3]+([.A42]-1)*[.$I$4])" office:value-type="float" office:value="18" calcext:value-type="float">
            <text:p>18</text:p>
          </table:table-cell>
          <table:table-cell table:formula="of:=[.$I$5]+([.A42]-1)*[.$I$6]" office:value-type="float" office:value="2.8" calcext:value-type="float">
            <text:p>2.8</text:p>
          </table:table-cell>
          <table:table-cell table:formula="of:=[.B42]+[.B42]*([.C42]/100*[.D42])" office:value-type="float" office:value="270.72" calcext:value-type="float">
            <text:p>271</text:p>
          </table:table-cell>
          <table:table-cell table:formula="of:=[.E42]/[.$E$2]" office:value-type="float" office:value="2.33379310344828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I$1] + ([.A43]-1)*[.$I$2]" office:value-type="float" office:value="182" calcext:value-type="float">
            <text:p>182</text:p>
          </table:table-cell>
          <table:table-cell table:formula="of:=FLOOR([.$I$3]+([.A43]-1)*[.$I$4])" office:value-type="float" office:value="18" calcext:value-type="float">
            <text:p>18</text:p>
          </table:table-cell>
          <table:table-cell table:formula="of:=[.$I$5]+([.A43]-1)*[.$I$6]" office:value-type="float" office:value="2.82" calcext:value-type="float">
            <text:p>2.82</text:p>
          </table:table-cell>
          <table:table-cell table:formula="of:=[.B43]+[.B43]*([.C43]/100*[.D43])" office:value-type="float" office:value="274.3832" calcext:value-type="float">
            <text:p>274</text:p>
          </table:table-cell>
          <table:table-cell table:formula="of:=[.E43]/[.$E$2]" office:value-type="float" office:value="2.3653724137931" calcext:value-type="float">
            <text:p>2.3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I$1] + ([.A44]-1)*[.$I$2]" office:value-type="float" office:value="184" calcext:value-type="float">
            <text:p>184</text:p>
          </table:table-cell>
          <table:table-cell table:formula="of:=FLOOR([.$I$3]+([.A44]-1)*[.$I$4])" office:value-type="float" office:value="18" calcext:value-type="float">
            <text:p>18</text:p>
          </table:table-cell>
          <table:table-cell table:formula="of:=[.$I$5]+([.A44]-1)*[.$I$6]" office:value-type="float" office:value="2.84" calcext:value-type="float">
            <text:p>2.84</text:p>
          </table:table-cell>
          <table:table-cell table:formula="of:=[.B44]+[.B44]*([.C44]/100*[.D44])" office:value-type="float" office:value="278.0608" calcext:value-type="float">
            <text:p>278</text:p>
          </table:table-cell>
          <table:table-cell table:formula="of:=[.E44]/[.$E$2]" office:value-type="float" office:value="2.39707586206897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I$1] + ([.A45]-1)*[.$I$2]" office:value-type="float" office:value="186" calcext:value-type="float">
            <text:p>186</text:p>
          </table:table-cell>
          <table:table-cell table:formula="of:=FLOOR([.$I$3]+([.A45]-1)*[.$I$4])" office:value-type="float" office:value="18" calcext:value-type="float">
            <text:p>18</text:p>
          </table:table-cell>
          <table:table-cell table:formula="of:=[.$I$5]+([.A45]-1)*[.$I$6]" office:value-type="float" office:value="2.86" calcext:value-type="float">
            <text:p>2.86</text:p>
          </table:table-cell>
          <table:table-cell table:formula="of:=[.B45]+[.B45]*([.C45]/100*[.D45])" office:value-type="float" office:value="281.7528" calcext:value-type="float">
            <text:p>282</text:p>
          </table:table-cell>
          <table:table-cell table:formula="of:=[.E45]/[.$E$2]" office:value-type="float" office:value="2.42890344827586" calcext:value-type="float">
            <text:p>2.4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I$1] + ([.A46]-1)*[.$I$2]" office:value-type="float" office:value="188" calcext:value-type="float">
            <text:p>188</text:p>
          </table:table-cell>
          <table:table-cell table:formula="of:=FLOOR([.$I$3]+([.A46]-1)*[.$I$4])" office:value-type="float" office:value="19" calcext:value-type="float">
            <text:p>19</text:p>
          </table:table-cell>
          <table:table-cell table:formula="of:=[.$I$5]+([.A46]-1)*[.$I$6]" office:value-type="float" office:value="2.88" calcext:value-type="float">
            <text:p>2.88</text:p>
          </table:table-cell>
          <table:table-cell table:formula="of:=[.B46]+[.B46]*([.C46]/100*[.D46])" office:value-type="float" office:value="290.8736" calcext:value-type="float">
            <text:p>291</text:p>
          </table:table-cell>
          <table:table-cell table:formula="of:=[.E46]/[.$E$2]" office:value-type="float" office:value="2.50753103448276" calcext:value-type="float">
            <text:p>2.5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I$1] + ([.A47]-1)*[.$I$2]" office:value-type="float" office:value="190" calcext:value-type="float">
            <text:p>190</text:p>
          </table:table-cell>
          <table:table-cell table:formula="of:=FLOOR([.$I$3]+([.A47]-1)*[.$I$4])" office:value-type="float" office:value="19" calcext:value-type="float">
            <text:p>19</text:p>
          </table:table-cell>
          <table:table-cell table:formula="of:=[.$I$5]+([.A47]-1)*[.$I$6]" office:value-type="float" office:value="2.9" calcext:value-type="float">
            <text:p>2.9</text:p>
          </table:table-cell>
          <table:table-cell table:formula="of:=[.B47]+[.B47]*([.C47]/100*[.D47])" office:value-type="float" office:value="294.69" calcext:value-type="float">
            <text:p>295</text:p>
          </table:table-cell>
          <table:table-cell table:formula="of:=[.E47]/[.$E$2]" office:value-type="float" office:value="2.54043103448276" calcext:value-type="float">
            <text:p>2.5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I$1] + ([.A48]-1)*[.$I$2]" office:value-type="float" office:value="192" calcext:value-type="float">
            <text:p>192</text:p>
          </table:table-cell>
          <table:table-cell table:formula="of:=FLOOR([.$I$3]+([.A48]-1)*[.$I$4])" office:value-type="float" office:value="19" calcext:value-type="float">
            <text:p>19</text:p>
          </table:table-cell>
          <table:table-cell table:formula="of:=[.$I$5]+([.A48]-1)*[.$I$6]" office:value-type="float" office:value="2.92" calcext:value-type="float">
            <text:p>2.92</text:p>
          </table:table-cell>
          <table:table-cell table:formula="of:=[.B48]+[.B48]*([.C48]/100*[.D48])" office:value-type="float" office:value="298.5216" calcext:value-type="float">
            <text:p>299</text:p>
          </table:table-cell>
          <table:table-cell table:formula="of:=[.E48]/[.$E$2]" office:value-type="float" office:value="2.57346206896552" calcext:value-type="float">
            <text:p>2.5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I$1] + ([.A49]-1)*[.$I$2]" office:value-type="float" office:value="194" calcext:value-type="float">
            <text:p>194</text:p>
          </table:table-cell>
          <table:table-cell table:formula="of:=FLOOR([.$I$3]+([.A49]-1)*[.$I$4])" office:value-type="float" office:value="19" calcext:value-type="float">
            <text:p>19</text:p>
          </table:table-cell>
          <table:table-cell table:formula="of:=[.$I$5]+([.A49]-1)*[.$I$6]" office:value-type="float" office:value="2.94" calcext:value-type="float">
            <text:p>2.94</text:p>
          </table:table-cell>
          <table:table-cell table:formula="of:=[.B49]+[.B49]*([.C49]/100*[.D49])" office:value-type="float" office:value="302.3684" calcext:value-type="float">
            <text:p>302</text:p>
          </table:table-cell>
          <table:table-cell table:formula="of:=[.E49]/[.$E$2]" office:value-type="float" office:value="2.60662413793103" calcext:value-type="float">
            <text:p>2.6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I$1] + ([.A50]-1)*[.$I$2]" office:value-type="float" office:value="196" calcext:value-type="float">
            <text:p>196</text:p>
          </table:table-cell>
          <table:table-cell table:formula="of:=FLOOR([.$I$3]+([.A50]-1)*[.$I$4])" office:value-type="float" office:value="20" calcext:value-type="float">
            <text:p>20</text:p>
          </table:table-cell>
          <table:table-cell table:formula="of:=[.$I$5]+([.A50]-1)*[.$I$6]" office:value-type="float" office:value="2.96" calcext:value-type="float">
            <text:p>2.96</text:p>
          </table:table-cell>
          <table:table-cell table:formula="of:=[.B50]+[.B50]*([.C50]/100*[.D50])" office:value-type="float" office:value="312.032" calcext:value-type="float">
            <text:p>312</text:p>
          </table:table-cell>
          <table:table-cell table:formula="of:=[.E50]/[.$E$2]" office:value-type="float" office:value="2.68993103448276" calcext:value-type="float">
            <text:p>2.6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I$1] + ([.A51]-1)*[.$I$2]" office:value-type="float" office:value="198" calcext:value-type="float">
            <text:p>198</text:p>
          </table:table-cell>
          <table:table-cell table:formula="of:=FLOOR([.$I$3]+([.A51]-1)*[.$I$4])" office:value-type="float" office:value="20" calcext:value-type="float">
            <text:p>20</text:p>
          </table:table-cell>
          <table:table-cell table:formula="of:=[.$I$5]+([.A51]-1)*[.$I$6]" office:value-type="float" office:value="2.98" calcext:value-type="float">
            <text:p>2.98</text:p>
          </table:table-cell>
          <table:table-cell table:formula="of:=[.B51]+[.B51]*([.C51]/100*[.D51])" office:value-type="float" office:value="316.008" calcext:value-type="float">
            <text:p>316</text:p>
          </table:table-cell>
          <table:table-cell table:formula="of:=[.E51]/[.$E$2]" office:value-type="float" office:value="2.72420689655172" calcext:value-type="float">
            <text:p>2.72</text:p>
          </table:table-cell>
          <table:table-cell table:number-columns-repeated="4"/>
        </table:table-row>
      </table:table>
      <table:table table:name="cleav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ce15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weapon damage percent</text:p>
          </table:table-cell>
          <table:table-cell table:style-name="ce16" office:value-type="string" calcext:value-type="string">
            <text:p>targets</text:p>
          </table:table-cell>
          <table:table-cell table:style-name="ce16" office:value-type="string" calcext:value-type="string">
            <text:p>total weapon damage avg</text:p>
          </table:table-cell>
          <table:table-cell/>
          <table:table-cell table:style-name="ce16" office:value-type="string" calcext:value-type="string">
            <text:p>weapon damage bas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 + ([.A2]-1)*[.$G$2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2]*3" office:value-type="float" office:value="150" calcext:value-type="float">
            <text:p>150</text:p>
          </table:table-cell>
          <table:table-cell/>
          <table:table-cell table:style-name="ce16" office:value-type="string" calcext:value-type="string">
            <text:p>weapon damage per level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 + ([.A3]-1)*[.$G$2])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B3]*3"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 + ([.A4]-1)*[.$G$2])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4]*3"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 + ([.A5]-1)*[.$G$2])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B5]*3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 + ([.A6]-1)*[.$G$2])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B6]*3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 + ([.A7]-1)*[.$G$2])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B7]*3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 + ([.A8]-1)*[.$G$2])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8]*3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 + ([.A9]-1)*[.$G$2])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B9]*3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 + ([.A10]-1)*[.$G$2]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B10]*3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 + ([.A11]-1)*[.$G$2]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B11]*3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 + ([.A12]-1)*[.$G$2])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B12]*3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 + ([.A13]-1)*[.$G$2])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B13]*3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 + ([.A14]-1)*[.$G$2])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B14]*3"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 + ([.A15]-1)*[.$G$2])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B15]*3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 + ([.A16]-1)*[.$G$2])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B16]*3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 + ([.A17]-1)*[.$G$2])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B17]*3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 + ([.A18]-1)*[.$G$2])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B18]*3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 + ([.A19]-1)*[.$G$2])"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B19]*3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 + ([.A20]-1)*[.$G$2])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B20]*3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 + ([.A21]-1)*[.$G$2])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B21]*3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 + ([.A22]-1)*[.$G$2])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B22]*3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 + ([.A23]-1)*[.$G$2])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B23]*3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 + ([.A24]-1)*[.$G$2])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B24]*3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 + ([.A25]-1)*[.$G$2]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[.B25]*3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 + ([.A26]-1)*[.$G$2])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26]*3"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 + ([.A27]-1)*[.$G$2])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[.B27]*3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 + ([.A28]-1)*[.$G$2])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B28]*3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 + ([.A29]-1)*[.$G$2])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[.B29]*3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 + ([.A30]-1)*[.$G$2])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30]*3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 + ([.A31]-1)*[.$G$2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31]*3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 + ([.A32]-1)*[.$G$2])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B32]*3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 + ([.A33]-1)*[.$G$2])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B33]*3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 + ([.A34]-1)*[.$G$2])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B34]*3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 + ([.A35]-1)*[.$G$2])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[.B35]*3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 + ([.A36]-1)*[.$G$2])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formula="of:=[.B36]*3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 + ([.A37]-1)*[.$G$2])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B37]*3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 + ([.A38]-1)*[.$G$2])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formula="of:=[.B38]*3"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 + ([.A39]-1)*[.$G$2])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B39]*3"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 + ([.A40]-1)*[.$G$2])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40]*3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 + ([.A41]-1)*[.$G$2])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formula="of:=[.B41]*3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 + ([.A42]-1)*[.$G$2])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42]*3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 + ([.A43]-1)*[.$G$2])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B43]*3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 + ([.A44]-1)*[.$G$2])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[.B44]*3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 + ([.A45]-1)*[.$G$2])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45]*3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 + ([.A46]-1)*[.$G$2])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B46]*3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 + ([.A47]-1)*[.$G$2])"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47]*3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 + ([.A48]-1)*[.$G$2])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48]*3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 + ([.A49]-1)*[.$G$2])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49]*3"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 + ([.A50]-1)*[.$G$2])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B50]*3"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 + ([.A51]-1)*[.$G$2])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B51]*3" office:value-type="float" office:value="405" calcext:value-type="float">
            <text:p>405</text:p>
          </table:table-cell>
          <table:table-cell table:number-columns-repeated="4"/>
        </table:table-row>
      </table:table>
      <table:table table:name="gas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15"/>
        <table:table-column table:style-name="co15" table:default-cell-style-name="Default"/>
        <table:table-column table:style-name="co5" table:default-cell-style-name="Default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weapon damage percent</text:p>
          </table:table-cell>
          <table:table-cell table:style-name="ce16" office:value-type="string" calcext:value-type="string">
            <text:p>proc chance</text:p>
          </table:table-cell>
          <table:table-cell table:style-name="ce16" office:value-type="string" calcext:value-type="string">
            <text:p>bleed level</text:p>
          </table:table-cell>
          <table:table-cell table:style-name="ce16" office:value-type="string" calcext:value-type="string">
            <text:p>duration</text:p>
          </table:table-cell>
          <table:table-cell table:style-name="ce16" office:value-type="string" calcext:value-type="string">
            <text:p>bleed damage</text:p>
          </table:table-cell>
          <table:table-cell table:style-name="ce16" office:value-type="string" calcext:value-type="string">
            <text:p>bleed damage avg</text:p>
          </table:table-cell>
          <table:table-cell table:style-name="ce16" office:value-type="string" calcext:value-type="string">
            <text:p>total weapon damage avg</text:p>
          </table:table-cell>
          <table:table-cell/>
          <table:table-cell table:style-name="ce16" office:value-type="string" calcext:value-type="string">
            <text:p>weapon damage base</text:p>
          </table:table-cell>
          <table:table-cell office:value-type="float" office:value="100.5" calcext:value-type="float">
            <text:p>10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K$1] + ([.A2]-1)*[.$K$2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FLOOR([.$K$3] + [.$K$4] * ([.A2]-1) + [.A2]*[.A2]*[.A2]*[.$K$5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]*[.E2]" office:value-type="float" office:value="50" calcext:value-type="float">
            <text:p>50</text:p>
          </table:table-cell>
          <table:table-cell table:formula="of:=[.F2]*([.C2]/100)" office:value-type="float" office:value="17.5" calcext:value-type="float">
            <text:p>17.5</text:p>
          </table:table-cell>
          <table:table-cell table:formula="of:=[.B2]" office:value-type="float" office:value="100" calcext:value-type="float">
            <text:p>100</text:p>
          </table:table-cell>
          <table:table-cell/>
          <table:table-cell table:style-name="ce16" office:value-type="string" calcext:value-type="string">
            <text:p>weapon damage per level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K$1] + ([.A3]-1)*[.$K$2])"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table:formula="of:=FLOOR([.$K$3] + [.$K$4] * ([.A3]-1) + [.A3]*[.A3]*[.A3]*[.$K$5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]*[.E3]" office:value-type="float" office:value="65" calcext:value-type="float">
            <text:p>65</text:p>
          </table:table-cell>
          <table:table-cell table:formula="of:=[.F3]*([.C3]/100)" office:value-type="float" office:value="23.4" calcext:value-type="float">
            <text:p>23.4</text:p>
          </table:table-cell>
          <table:table-cell table:formula="of:=[.B3]" office:value-type="float" office:value="101" calcext:value-type="float">
            <text:p>101</text:p>
          </table:table-cell>
          <table:table-cell/>
          <table:table-cell table:style-name="ce16" office:value-type="string" calcext:value-type="string">
            <text:p>bleed level ba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K$1] + ([.A4]-1)*[.$K$2])"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table:formula="of:=FLOOR([.$K$3] + [.$K$4] * ([.A4]-1) + [.A4]*[.A4]*[.A4]*[.$K$5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4]*[.E4]" office:value-type="float" office:value="80" calcext:value-type="float">
            <text:p>80</text:p>
          </table:table-cell>
          <table:table-cell table:formula="of:=[.F4]*([.C4]/100)" office:value-type="float" office:value="29.6" calcext:value-type="float">
            <text:p>29.6</text:p>
          </table:table-cell>
          <table:table-cell table:formula="of:=[.B4]" office:value-type="float" office:value="101" calcext:value-type="float">
            <text:p>101</text:p>
          </table:table-cell>
          <table:table-cell/>
          <table:table-cell table:style-name="ce16" office:value-type="string" calcext:value-type="string">
            <text:p>bleed level per lev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K$1] + ([.A5]-1)*[.$K$2])"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FLOOR([.$K$3] + [.$K$4] * ([.A5]-1) + [.A5]*[.A5]*[.A5]*[.$K$5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5]*[.E5]" office:value-type="float" office:value="100" calcext:value-type="float">
            <text:p>100</text:p>
          </table:table-cell>
          <table:table-cell table:formula="of:=[.F5]*([.C5]/100)" office:value-type="float" office:value="38" calcext:value-type="float">
            <text:p>38</text:p>
          </table:table-cell>
          <table:table-cell table:formula="of:=[.B5]" office:value-type="float" office:value="102" calcext:value-type="float">
            <text:p>102</text:p>
          </table:table-cell>
          <table:table-cell/>
          <table:table-cell table:style-name="ce16" office:value-type="string" calcext:value-type="string">
            <text:p>bleed scale</text:p>
          </table:table-cell>
          <table:table-cell office:value-type="float" office:value="0.025" calcext:value-type="float">
            <text:p>0.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K$1] + ([.A6]-1)*[.$K$2])"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table:formula="of:=FLOOR([.$K$3] + [.$K$4] * ([.A6]-1) + [.A6]*[.A6]*[.A6]*[.$K$5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6]*[.E6]" office:value-type="float" office:value="125" calcext:value-type="float">
            <text:p>125</text:p>
          </table:table-cell>
          <table:table-cell table:formula="of:=[.F6]*([.C6]/100)" office:value-type="float" office:value="48.75" calcext:value-type="float">
            <text:p>48.75</text:p>
          </table:table-cell>
          <table:table-cell table:formula="of:=[.B6]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K$1] + ([.A7]-1)*[.$K$2])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table:formula="of:=FLOOR([.$K$3] + [.$K$4] * ([.A7]-1) + [.A7]*[.A7]*[.A7]*[.$K$5]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D7]*[.E7]" office:value-type="float" office:value="150" calcext:value-type="float">
            <text:p>150</text:p>
          </table:table-cell>
          <table:table-cell table:formula="of:=[.F7]*([.C7]/100)" office:value-type="float" office:value="60" calcext:value-type="float">
            <text:p>60</text:p>
          </table:table-cell>
          <table:table-cell table:formula="of:=[.B7]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K$1] + ([.A8]-1)*[.$K$2])"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table:formula="of:=FLOOR([.$K$3] + [.$K$4] * ([.A8]-1) + [.A8]*[.A8]*[.A8]*[.$K$5]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D8]*[.E8]" office:value-type="float" office:value="180" calcext:value-type="float">
            <text:p>180</text:p>
          </table:table-cell>
          <table:table-cell table:formula="of:=[.F8]*([.C8]/100)" office:value-type="float" office:value="73.8" calcext:value-type="float">
            <text:p>73.8</text:p>
          </table:table-cell>
          <table:table-cell table:formula="of:=[.B8]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K$1] + ([.A9]-1)*[.$K$2])"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table:formula="of:=FLOOR([.$K$3] + [.$K$4] * ([.A9]-1) + [.A9]*[.A9]*[.A9]*[.$K$5])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D9]*[.E9]" office:value-type="float" office:value="215" calcext:value-type="float">
            <text:p>215</text:p>
          </table:table-cell>
          <table:table-cell table:formula="of:=[.F9]*([.C9]/100)" office:value-type="float" office:value="90.3" calcext:value-type="float">
            <text:p>90.3</text:p>
          </table:table-cell>
          <table:table-cell table:formula="of:=[.B9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K$1] + ([.A10]-1)*[.$K$2])"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table:formula="of:=FLOOR([.$K$3] + [.$K$4] * ([.A10]-1) + [.A10]*[.A10]*[.A10]*[.$K$5]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D10]*[.E10]" office:value-type="float" office:value="260" calcext:value-type="float">
            <text:p>260</text:p>
          </table:table-cell>
          <table:table-cell table:formula="of:=[.F10]*([.C10]/100)" office:value-type="float" office:value="111.8" calcext:value-type="float">
            <text:p>111.8</text:p>
          </table:table-cell>
          <table:table-cell table:formula="of:=[.B10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K$1] + ([.A11]-1)*[.$K$2])"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formula="of:=FLOOR([.$K$3] + [.$K$4] * ([.A11]-1) + [.A11]*[.A11]*[.A11]*[.$K$5]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D11]*[.E11]" office:value-type="float" office:value="310" calcext:value-type="float">
            <text:p>310</text:p>
          </table:table-cell>
          <table:table-cell table:formula="of:=[.F11]*([.C11]/100)" office:value-type="float" office:value="136.4" calcext:value-type="float">
            <text:p>136.4</text:p>
          </table:table-cell>
          <table:table-cell table:formula="of:=[.B11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K$1] + ([.A12]-1)*[.$K$2])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formula="of:=FLOOR([.$K$3] + [.$K$4] * ([.A12]-1) + [.A12]*[.A12]*[.A12]*[.$K$5])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D12]*[.E12]" office:value-type="float" office:value="365" calcext:value-type="float">
            <text:p>365</text:p>
          </table:table-cell>
          <table:table-cell table:formula="of:=[.F12]*([.C12]/100)" office:value-type="float" office:value="164.25" calcext:value-type="float">
            <text:p>164.25</text:p>
          </table:table-cell>
          <table:table-cell table:formula="of:=[.B12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K$1] + ([.A13]-1)*[.$K$2])"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table:formula="of:=FLOOR([.$K$3] + [.$K$4] * ([.A13]-1) + [.A13]*[.A13]*[.A13]*[.$K$5])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D13]*[.E13]" office:value-type="float" office:value="430" calcext:value-type="float">
            <text:p>430</text:p>
          </table:table-cell>
          <table:table-cell table:formula="of:=[.F13]*([.C13]/100)" office:value-type="float" office:value="197.8" calcext:value-type="float">
            <text:p>197.8</text:p>
          </table:table-cell>
          <table:table-cell table:formula="of:=[.B13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K$1] + ([.A14]-1)*[.$K$2])"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table:formula="of:=FLOOR([.$K$3] + [.$K$4] * ([.A14]-1) + [.A14]*[.A14]*[.A14]*[.$K$5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D14]*[.E14]" office:value-type="float" office:value="500" calcext:value-type="float">
            <text:p>500</text:p>
          </table:table-cell>
          <table:table-cell table:formula="of:=[.F14]*([.C14]/100)" office:value-type="float" office:value="235" calcext:value-type="float">
            <text:p>235</text:p>
          </table:table-cell>
          <table:table-cell table:formula="of:=[.B14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K$1] + ([.A15]-1)*[.$K$2])"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table:formula="of:=FLOOR([.$K$3] + [.$K$4] * ([.A15]-1) + [.A15]*[.A15]*[.A15]*[.$K$5])"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D15]*[.E15]" office:value-type="float" office:value="585" calcext:value-type="float">
            <text:p>585</text:p>
          </table:table-cell>
          <table:table-cell table:formula="of:=[.F15]*([.C15]/100)" office:value-type="float" office:value="280.8" calcext:value-type="float">
            <text:p>280.8</text:p>
          </table:table-cell>
          <table:table-cell table:formula="of:=[.B15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K$1] + ([.A16]-1)*[.$K$2])"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table:formula="of:=FLOOR([.$K$3] + [.$K$4] * ([.A16]-1) + [.A16]*[.A16]*[.A16]*[.$K$5])"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D16]*[.E16]" office:value-type="float" office:value="680" calcext:value-type="float">
            <text:p>680</text:p>
          </table:table-cell>
          <table:table-cell table:formula="of:=[.F16]*([.C16]/100)" office:value-type="float" office:value="333.2" calcext:value-type="float">
            <text:p>333.2</text:p>
          </table:table-cell>
          <table:table-cell table:formula="of:=[.B16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K$1] + ([.A17]-1)*[.$K$2])"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formula="of:=FLOOR([.$K$3] + [.$K$4] * ([.A17]-1) + [.A17]*[.A17]*[.A17]*[.$K$5])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[.D17]*[.E17]" office:value-type="float" office:value="785" calcext:value-type="float">
            <text:p>785</text:p>
          </table:table-cell>
          <table:table-cell table:formula="of:=[.F17]*([.C17]/100)" office:value-type="float" office:value="392.5" calcext:value-type="float">
            <text:p>392.5</text:p>
          </table:table-cell>
          <table:table-cell table:formula="of:=[.B17]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K$1] + ([.A18]-1)*[.$K$2])"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formula="of:=FLOOR([.$K$3] + [.$K$4] * ([.A18]-1) + [.A18]*[.A18]*[.A18]*[.$K$5])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900" calcext:value-type="float">
            <text:p>900</text:p>
          </table:table-cell>
          <table:table-cell table:formula="of:=[.F18]*([.C18]/100)" office:value-type="float" office:value="459" calcext:value-type="float">
            <text:p>459</text:p>
          </table:table-cell>
          <table:table-cell table:formula="of:=[.B18]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K$1] + ([.A19]-1)*[.$K$2])"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formula="of:=FLOOR([.$K$3] + [.$K$4] * ([.A19]-1) + [.A19]*[.A19]*[.A19]*[.$K$5])"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D19]*[.E19]" office:value-type="float" office:value="1030" calcext:value-type="float">
            <text:p>1030</text:p>
          </table:table-cell>
          <table:table-cell table:formula="of:=[.F19]*([.C19]/100)" office:value-type="float" office:value="535.6" calcext:value-type="float">
            <text:p>535.6</text:p>
          </table:table-cell>
          <table:table-cell table:formula="of:=[.B19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K$1] + ([.A20]-1)*[.$K$2])"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table:formula="of:=FLOOR([.$K$3] + [.$K$4] * ([.A20]-1) + [.A20]*[.A20]*[.A20]*[.$K$5])"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formula="of:=[.D20]*[.E20]" office:value-type="float" office:value="1175" calcext:value-type="float">
            <text:p>1175</text:p>
          </table:table-cell>
          <table:table-cell table:formula="of:=[.F20]*([.C20]/100)" office:value-type="float" office:value="622.75" calcext:value-type="float">
            <text:p>622.75</text:p>
          </table:table-cell>
          <table:table-cell table:formula="of:=[.B20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K$1] + ([.A21]-1)*[.$K$2])"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table:formula="of:=FLOOR([.$K$3] + [.$K$4] * ([.A21]-1) + [.A21]*[.A21]*[.A21]*[.$K$5])"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table:formula="of:=[.D21]*[.E21]" office:value-type="float" office:value="1335" calcext:value-type="float">
            <text:p>1335</text:p>
          </table:table-cell>
          <table:table-cell table:formula="of:=[.F21]*([.C21]/100)" office:value-type="float" office:value="720.9" calcext:value-type="float">
            <text:p>720.9</text:p>
          </table:table-cell>
          <table:table-cell table:formula="of:=[.B21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K$1] + ([.A22]-1)*[.$K$2])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FLOOR([.$K$3] + [.$K$4] * ([.A22]-1) + [.A22]*[.A22]*[.A22]*[.$K$5])"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table:formula="of:=[.D22]*[.E22]" office:value-type="float" office:value="1505" calcext:value-type="float">
            <text:p>1505</text:p>
          </table:table-cell>
          <table:table-cell table:formula="of:=[.F22]*([.C22]/100)" office:value-type="float" office:value="827.75" calcext:value-type="float">
            <text:p>827.75</text:p>
          </table:table-cell>
          <table:table-cell table:formula="of:=[.B22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K$1] + ([.A23]-1)*[.$K$2])"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table:formula="of:=FLOOR([.$K$3] + [.$K$4] * ([.A23]-1) + [.A23]*[.A23]*[.A23]*[.$K$5])"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table:formula="of:=[.D23]*[.E23]" office:value-type="float" office:value="1695" calcext:value-type="float">
            <text:p>1695</text:p>
          </table:table-cell>
          <table:table-cell table:formula="of:=[.F23]*([.C23]/100)" office:value-type="float" office:value="949.2" calcext:value-type="float">
            <text:p>949.2</text:p>
          </table:table-cell>
          <table:table-cell table:formula="of:=[.B23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K$1] + ([.A24]-1)*[.$K$2])"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table:formula="of:=FLOOR([.$K$3] + [.$K$4] * ([.A24]-1) + [.A24]*[.A24]*[.A24]*[.$K$5])"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table:formula="of:=[.D24]*[.E24]" office:value-type="float" office:value="1900" calcext:value-type="float">
            <text:p>1900</text:p>
          </table:table-cell>
          <table:table-cell table:formula="of:=[.F24]*([.C24]/100)" office:value-type="float" office:value="1083" calcext:value-type="float">
            <text:p>1083</text:p>
          </table:table-cell>
          <table:table-cell table:formula="of:=[.B24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K$1] + ([.A25]-1)*[.$K$2])"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table:formula="of:=FLOOR([.$K$3] + [.$K$4] * ([.A25]-1) + [.A25]*[.A25]*[.A25]*[.$K$5])"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table:formula="of:=[.D25]*[.E25]" office:value-type="float" office:value="2120" calcext:value-type="float">
            <text:p>2120</text:p>
          </table:table-cell>
          <table:table-cell table:formula="of:=[.F25]*([.C25]/100)" office:value-type="float" office:value="1229.6" calcext:value-type="float">
            <text:p>1229.6</text:p>
          </table:table-cell>
          <table:table-cell table:formula="of:=[.B25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K$1] + ([.A26]-1)*[.$K$2])"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FLOOR([.$K$3] + [.$K$4] * ([.A26]-1) + [.A26]*[.A26]*[.A26]*[.$K$5])"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table:formula="of:=[.D26]*[.E26]" office:value-type="float" office:value="2360" calcext:value-type="float">
            <text:p>2360</text:p>
          </table:table-cell>
          <table:table-cell table:formula="of:=[.F26]*([.C26]/100)" office:value-type="float" office:value="1392.4" calcext:value-type="float">
            <text:p>1392.4</text:p>
          </table:table-cell>
          <table:table-cell table:formula="of:=[.B26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K$1] + ([.A27]-1)*[.$K$2])"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table:formula="of:=FLOOR([.$K$3] + [.$K$4] * ([.A27]-1) + [.A27]*[.A27]*[.A27]*[.$K$5])"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table:formula="of:=[.D27]*[.E27]" office:value-type="float" office:value="2620" calcext:value-type="float">
            <text:p>2620</text:p>
          </table:table-cell>
          <table:table-cell table:formula="of:=[.F27]*([.C27]/100)" office:value-type="float" office:value="1572" calcext:value-type="float">
            <text:p>1572</text:p>
          </table:table-cell>
          <table:table-cell table:formula="of:=[.B27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K$1] + ([.A28]-1)*[.$K$2])"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table:formula="of:=FLOOR([.$K$3] + [.$K$4] * ([.A28]-1) + [.A28]*[.A28]*[.A28]*[.$K$5])"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table:formula="of:=[.D28]*[.E28]" office:value-type="float" office:value="2900" calcext:value-type="float">
            <text:p>2900</text:p>
          </table:table-cell>
          <table:table-cell table:formula="of:=[.F28]*([.C28]/100)" office:value-type="float" office:value="1769" calcext:value-type="float">
            <text:p>1769</text:p>
          </table:table-cell>
          <table:table-cell table:formula="of:=[.B28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K$1] + ([.A29]-1)*[.$K$2])"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formula="of:=FLOOR([.$K$3] + [.$K$4] * ([.A29]-1) + [.A29]*[.A29]*[.A29]*[.$K$5])"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table:formula="of:=[.D29]*[.E29]" office:value-type="float" office:value="3195" calcext:value-type="float">
            <text:p>3195</text:p>
          </table:table-cell>
          <table:table-cell table:formula="of:=[.F29]*([.C29]/100)" office:value-type="float" office:value="1980.9" calcext:value-type="float">
            <text:p>1980.9</text:p>
          </table:table-cell>
          <table:table-cell table:formula="of:=[.B29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K$1] + ([.A30]-1)*[.$K$2])"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table:formula="of:=FLOOR([.$K$3] + [.$K$4] * ([.A30]-1) + [.A30]*[.A30]*[.A30]*[.$K$5])"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table:formula="of:=[.D30]*[.E30]" office:value-type="float" office:value="3515" calcext:value-type="float">
            <text:p>3515</text:p>
          </table:table-cell>
          <table:table-cell table:formula="of:=[.F30]*([.C30]/100)" office:value-type="float" office:value="2214.45" calcext:value-type="float">
            <text:p>2214.45</text:p>
          </table:table-cell>
          <table:table-cell table:formula="of:=[.B30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K$1] + ([.A31]-1)*[.$K$2])"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table:formula="of:=FLOOR([.$K$3] + [.$K$4] * ([.A31]-1) + [.A31]*[.A31]*[.A31]*[.$K$5])"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formula="of:=[.D31]*[.E31]" office:value-type="float" office:value="3860" calcext:value-type="float">
            <text:p>3860</text:p>
          </table:table-cell>
          <table:table-cell table:formula="of:=[.F31]*([.C31]/100)" office:value-type="float" office:value="2470.4" calcext:value-type="float">
            <text:p>2470.4</text:p>
          </table:table-cell>
          <table:table-cell table:formula="of:=[.B31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K$1] + ([.A32]-1)*[.$K$2])"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formula="of:=FLOOR([.$K$3] + [.$K$4] * ([.A32]-1) + [.A32]*[.A32]*[.A32]*[.$K$5])"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table:formula="of:=[.D32]*[.E32]" office:value-type="float" office:value="4220" calcext:value-type="float">
            <text:p>4220</text:p>
          </table:table-cell>
          <table:table-cell table:formula="of:=[.F32]*([.C32]/100)" office:value-type="float" office:value="2743" calcext:value-type="float">
            <text:p>2743</text:p>
          </table:table-cell>
          <table:table-cell table:formula="of:=[.B32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K$1] + ([.A33]-1)*[.$K$2])"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FLOOR([.$K$3] + [.$K$4] * ([.A33]-1) + [.A33]*[.A33]*[.A33]*[.$K$5])"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table:formula="of:=[.D33]*[.E33]" office:value-type="float" office:value="4610" calcext:value-type="float">
            <text:p>4610</text:p>
          </table:table-cell>
          <table:table-cell table:formula="of:=[.F33]*([.C33]/100)" office:value-type="float" office:value="3042.6" calcext:value-type="float">
            <text:p>3042.6</text:p>
          </table:table-cell>
          <table:table-cell table:formula="of:=[.B33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K$1] + ([.A34]-1)*[.$K$2])"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table:formula="of:=FLOOR([.$K$3] + [.$K$4] * ([.A34]-1) + [.A34]*[.A34]*[.A34]*[.$K$5])"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table:formula="of:=[.D34]*[.E34]" office:value-type="float" office:value="5020" calcext:value-type="float">
            <text:p>5020</text:p>
          </table:table-cell>
          <table:table-cell table:formula="of:=[.F34]*([.C34]/100)" office:value-type="float" office:value="3363.4" calcext:value-type="float">
            <text:p>3363.4</text:p>
          </table:table-cell>
          <table:table-cell table:formula="of:=[.B34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K$1] + ([.A35]-1)*[.$K$2])"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table:formula="of:=FLOOR([.$K$3] + [.$K$4] * ([.A35]-1) + [.A35]*[.A35]*[.A35]*[.$K$5])"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table:formula="of:=[.D35]*[.E35]" office:value-type="float" office:value="5455" calcext:value-type="float">
            <text:p>5455</text:p>
          </table:table-cell>
          <table:table-cell table:formula="of:=[.F35]*([.C35]/100)" office:value-type="float" office:value="3709.4" calcext:value-type="float">
            <text:p>3709.4</text:p>
          </table:table-cell>
          <table:table-cell table:formula="of:=[.B35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K$1] + ([.A36]-1)*[.$K$2])"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table:formula="of:=FLOOR([.$K$3] + [.$K$4] * ([.A36]-1) + [.A36]*[.A36]*[.A36]*[.$K$5])"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table:formula="of:=[.D36]*[.E36]" office:value-type="float" office:value="5915" calcext:value-type="float">
            <text:p>5915</text:p>
          </table:table-cell>
          <table:table-cell table:formula="of:=[.F36]*([.C36]/100)" office:value-type="float" office:value="4081.35" calcext:value-type="float">
            <text:p>4081.35</text:p>
          </table:table-cell>
          <table:table-cell table:formula="of:=[.B36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K$1] + ([.A37]-1)*[.$K$2])"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formula="of:=FLOOR([.$K$3] + [.$K$4] * ([.A37]-1) + [.A37]*[.A37]*[.A37]*[.$K$5])" office:value-type="float" office:value="1281" calcext:value-type="float">
            <text:p>1281</text:p>
          </table:table-cell>
          <table:table-cell office:value-type="float" office:value="5" calcext:value-type="float">
            <text:p>5</text:p>
          </table:table-cell>
          <table:table-cell table:formula="of:=[.D37]*[.E37]" office:value-type="float" office:value="6405" calcext:value-type="float">
            <text:p>6405</text:p>
          </table:table-cell>
          <table:table-cell table:formula="of:=[.F37]*([.C37]/100)" office:value-type="float" office:value="4483.5" calcext:value-type="float">
            <text:p>4483.5</text:p>
          </table:table-cell>
          <table:table-cell table:formula="of:=[.B37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K$1] + ([.A38]-1)*[.$K$2])"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table:formula="of:=FLOOR([.$K$3] + [.$K$4] * ([.A38]-1) + [.A38]*[.A38]*[.A38]*[.$K$5])" office:value-type="float" office:value="1384" calcext:value-type="float">
            <text:p>1384</text:p>
          </table:table-cell>
          <table:table-cell office:value-type="float" office:value="5" calcext:value-type="float">
            <text:p>5</text:p>
          </table:table-cell>
          <table:table-cell table:formula="of:=[.D38]*[.E38]" office:value-type="float" office:value="6920" calcext:value-type="float">
            <text:p>6920</text:p>
          </table:table-cell>
          <table:table-cell table:formula="of:=[.F38]*([.C38]/100)" office:value-type="float" office:value="4913.2" calcext:value-type="float">
            <text:p>4913.2</text:p>
          </table:table-cell>
          <table:table-cell table:formula="of:=[.B38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K$1] + ([.A39]-1)*[.$K$2])"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table:formula="of:=FLOOR([.$K$3] + [.$K$4] * ([.A39]-1) + [.A39]*[.A39]*[.A39]*[.$K$5])" office:value-type="float" office:value="1492" calcext:value-type="float">
            <text:p>1492</text:p>
          </table:table-cell>
          <table:table-cell office:value-type="float" office:value="5" calcext:value-type="float">
            <text:p>5</text:p>
          </table:table-cell>
          <table:table-cell table:formula="of:=[.D39]*[.E39]" office:value-type="float" office:value="7460" calcext:value-type="float">
            <text:p>7460</text:p>
          </table:table-cell>
          <table:table-cell table:formula="of:=[.F39]*([.C39]/100)" office:value-type="float" office:value="5371.2" calcext:value-type="float">
            <text:p>5371.2</text:p>
          </table:table-cell>
          <table:table-cell table:formula="of:=[.B39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K$1] + ([.A40]-1)*[.$K$2])"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table:formula="of:=FLOOR([.$K$3] + [.$K$4] * ([.A40]-1) + [.A40]*[.A40]*[.A40]*[.$K$5])"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 table:formula="of:=[.D40]*[.E40]" office:value-type="float" office:value="8030" calcext:value-type="float">
            <text:p>8030</text:p>
          </table:table-cell>
          <table:table-cell table:formula="of:=[.F40]*([.C40]/100)" office:value-type="float" office:value="5861.9" calcext:value-type="float">
            <text:p>5861.9</text:p>
          </table:table-cell>
          <table:table-cell table:formula="of:=[.B4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K$1] + ([.A41]-1)*[.$K$2])"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formula="of:=FLOOR([.$K$3] + [.$K$4] * ([.A41]-1) + [.A41]*[.A41]*[.A41]*[.$K$5])" office:value-type="float" office:value="1727" calcext:value-type="float">
            <text:p>1727</text:p>
          </table:table-cell>
          <table:table-cell office:value-type="float" office:value="5" calcext:value-type="float">
            <text:p>5</text:p>
          </table:table-cell>
          <table:table-cell table:formula="of:=[.D41]*[.E41]" office:value-type="float" office:value="8635" calcext:value-type="float">
            <text:p>8635</text:p>
          </table:table-cell>
          <table:table-cell table:formula="of:=[.F41]*([.C41]/100)" office:value-type="float" office:value="6389.9" calcext:value-type="float">
            <text:p>6389.9</text:p>
          </table:table-cell>
          <table:table-cell table:formula="of:=[.B4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K$1] + ([.A42]-1)*[.$K$2])"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formula="of:=FLOOR([.$K$3] + [.$K$4] * ([.A42]-1) + [.A42]*[.A42]*[.A42]*[.$K$5])" office:value-type="float" office:value="1853" calcext:value-type="float">
            <text:p>1853</text:p>
          </table:table-cell>
          <table:table-cell office:value-type="float" office:value="5" calcext:value-type="float">
            <text:p>5</text:p>
          </table:table-cell>
          <table:table-cell table:formula="of:=[.D42]*[.E42]" office:value-type="float" office:value="9265" calcext:value-type="float">
            <text:p>9265</text:p>
          </table:table-cell>
          <table:table-cell table:formula="of:=[.F42]*([.C42]/100)" office:value-type="float" office:value="6948.75" calcext:value-type="float">
            <text:p>6948.75</text:p>
          </table:table-cell>
          <table:table-cell table:formula="of:=[.B4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K$1] + ([.A43]-1)*[.$K$2])"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formula="of:=FLOOR([.$K$3] + [.$K$4] * ([.A43]-1) + [.A43]*[.A43]*[.A43]*[.$K$5])"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table:formula="of:=[.D43]*[.E43]" office:value-type="float" office:value="9925" calcext:value-type="float">
            <text:p>9925</text:p>
          </table:table-cell>
          <table:table-cell table:formula="of:=[.F43]*([.C43]/100)" office:value-type="float" office:value="7543" calcext:value-type="float">
            <text:p>7543</text:p>
          </table:table-cell>
          <table:table-cell table:formula="of:=[.B43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K$1] + ([.A44]-1)*[.$K$2])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formula="of:=FLOOR([.$K$3] + [.$K$4] * ([.A44]-1) + [.A44]*[.A44]*[.A44]*[.$K$5])" office:value-type="float" office:value="2123" calcext:value-type="float">
            <text:p>2123</text:p>
          </table:table-cell>
          <table:table-cell office:value-type="float" office:value="5" calcext:value-type="float">
            <text:p>5</text:p>
          </table:table-cell>
          <table:table-cell table:formula="of:=[.D44]*[.E44]" office:value-type="float" office:value="10615" calcext:value-type="float">
            <text:p>10615</text:p>
          </table:table-cell>
          <table:table-cell table:formula="of:=[.F44]*([.C44]/100)" office:value-type="float" office:value="8173.55" calcext:value-type="float">
            <text:p>8173.55</text:p>
          </table:table-cell>
          <table:table-cell table:formula="of:=[.B4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K$1] + ([.A45]-1)*[.$K$2])"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formula="of:=FLOOR([.$K$3] + [.$K$4] * ([.A45]-1) + [.A45]*[.A45]*[.A45]*[.$K$5])" office:value-type="float" office:value="2268" calcext:value-type="float">
            <text:p>2268</text:p>
          </table:table-cell>
          <table:table-cell office:value-type="float" office:value="5" calcext:value-type="float">
            <text:p>5</text:p>
          </table:table-cell>
          <table:table-cell table:formula="of:=[.D45]*[.E45]" office:value-type="float" office:value="11340" calcext:value-type="float">
            <text:p>11340</text:p>
          </table:table-cell>
          <table:table-cell table:formula="of:=[.F45]*([.C45]/100)" office:value-type="float" office:value="8845.2" calcext:value-type="float">
            <text:p>8845.2</text:p>
          </table:table-cell>
          <table:table-cell table:formula="of:=[.B45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K$1] + ([.A46]-1)*[.$K$2])"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table:formula="of:=FLOOR([.$K$3] + [.$K$4] * ([.A46]-1) + [.A46]*[.A46]*[.A46]*[.$K$5])"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table:formula="of:=[.D46]*[.E46]" office:value-type="float" office:value="12100" calcext:value-type="float">
            <text:p>12100</text:p>
          </table:table-cell>
          <table:table-cell table:formula="of:=[.F46]*([.C46]/100)" office:value-type="float" office:value="9559" calcext:value-type="float">
            <text:p>9559</text:p>
          </table:table-cell>
          <table:table-cell table:formula="of:=[.B46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K$1] + ([.A47]-1)*[.$K$2])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table:formula="of:=FLOOR([.$K$3] + [.$K$4] * ([.A47]-1) + [.A47]*[.A47]*[.A47]*[.$K$5])" office:value-type="float" office:value="2578" calcext:value-type="float">
            <text:p>2578</text:p>
          </table:table-cell>
          <table:table-cell office:value-type="float" office:value="5" calcext:value-type="float">
            <text:p>5</text:p>
          </table:table-cell>
          <table:table-cell table:formula="of:=[.D47]*[.E47]" office:value-type="float" office:value="12890" calcext:value-type="float">
            <text:p>12890</text:p>
          </table:table-cell>
          <table:table-cell table:formula="of:=[.F47]*([.C47]/100)" office:value-type="float" office:value="10312" calcext:value-type="float">
            <text:p>10312</text:p>
          </table:table-cell>
          <table:table-cell table:formula="of:=[.B47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K$1] + ([.A48]-1)*[.$K$2])"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table:formula="of:=FLOOR([.$K$3] + [.$K$4] * ([.A48]-1) + [.A48]*[.A48]*[.A48]*[.$K$5])" office:value-type="float" office:value="2743" calcext:value-type="float">
            <text:p>2743</text:p>
          </table:table-cell>
          <table:table-cell office:value-type="float" office:value="5" calcext:value-type="float">
            <text:p>5</text:p>
          </table:table-cell>
          <table:table-cell table:formula="of:=[.D48]*[.E48]" office:value-type="float" office:value="13715" calcext:value-type="float">
            <text:p>13715</text:p>
          </table:table-cell>
          <table:table-cell table:formula="of:=[.F48]*([.C48]/100)" office:value-type="float" office:value="11109.15" calcext:value-type="float">
            <text:p>11109.15</text:p>
          </table:table-cell>
          <table:table-cell table:formula="of:=[.B48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K$1] + ([.A49]-1)*[.$K$2])"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FLOOR([.$K$3] + [.$K$4] * ([.A49]-1) + [.A49]*[.A49]*[.A49]*[.$K$5])" office:value-type="float" office:value="2915" calcext:value-type="float">
            <text:p>2915</text:p>
          </table:table-cell>
          <table:table-cell office:value-type="float" office:value="5" calcext:value-type="float">
            <text:p>5</text:p>
          </table:table-cell>
          <table:table-cell table:formula="of:=[.D49]*[.E49]" office:value-type="float" office:value="14575" calcext:value-type="float">
            <text:p>14575</text:p>
          </table:table-cell>
          <table:table-cell table:formula="of:=[.F49]*([.C49]/100)" office:value-type="float" office:value="11951.5" calcext:value-type="float">
            <text:p>11951.5</text:p>
          </table:table-cell>
          <table:table-cell table:formula="of:=[.B49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K$1] + ([.A50]-1)*[.$K$2])"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table:formula="of:=FLOOR([.$K$3] + [.$K$4] * ([.A50]-1) + [.A50]*[.A50]*[.A50]*[.$K$5])" office:value-type="float" office:value="3095" calcext:value-type="float">
            <text:p>3095</text:p>
          </table:table-cell>
          <table:table-cell office:value-type="float" office:value="5" calcext:value-type="float">
            <text:p>5</text:p>
          </table:table-cell>
          <table:table-cell table:formula="of:=[.D50]*[.E50]" office:value-type="float" office:value="15475" calcext:value-type="float">
            <text:p>15475</text:p>
          </table:table-cell>
          <table:table-cell table:formula="of:=[.F50]*([.C50]/100)" office:value-type="float" office:value="12844.25" calcext:value-type="float">
            <text:p>12844.25</text:p>
          </table:table-cell>
          <table:table-cell table:formula="of:=[.B50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K$1] + ([.A51]-1)*[.$K$2])"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table:formula="of:=FLOOR([.$K$3] + [.$K$4] * ([.A51]-1) + [.A51]*[.A51]*[.A51]*[.$K$5])" office:value-type="float" office:value="3282" calcext:value-type="float">
            <text:p>3282</text:p>
          </table:table-cell>
          <table:table-cell office:value-type="float" office:value="5" calcext:value-type="float">
            <text:p>5</text:p>
          </table:table-cell>
          <table:table-cell table:formula="of:=[.D51]*[.E51]" office:value-type="float" office:value="16410" calcext:value-type="float">
            <text:p>16410</text:p>
          </table:table-cell>
          <table:table-cell table:formula="of:=[.F51]*([.C51]/100)" office:value-type="float" office:value="13784.4" calcext:value-type="float">
            <text:p>13784.4</text:p>
          </table:table-cell>
          <table:table-cell table:formula="of:=[.B51]" office:value-type="float" office:value="125" calcext:value-type="float">
            <text:p>125</text:p>
          </table:table-cell>
          <table:table-cell table:number-columns-repeated="4"/>
        </table:table-row>
      </table:table>
      <table:table table:name="blade_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ce15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weapon damage percent</text:p>
          </table:table-cell>
          <table:table-cell table:style-name="ce16" office:value-type="string" calcext:value-type="string">
            <text:p>targets</text:p>
          </table:table-cell>
          <table:table-cell table:style-name="ce16" office:value-type="string" calcext:value-type="string">
            <text:p>proc chance</text:p>
          </table:table-cell>
          <table:table-cell table:style-name="ce16" office:value-type="string" calcext:value-type="string">
            <text:p>bleed level</text:p>
          </table:table-cell>
          <table:table-cell table:style-name="ce16" office:value-type="string" calcext:value-type="string">
            <text:p>duration</text:p>
          </table:table-cell>
          <table:table-cell table:style-name="ce16" office:value-type="string" calcext:value-type="string">
            <text:p>bleed damage</text:p>
          </table:table-cell>
          <table:table-cell table:style-name="ce16" office:value-type="string" calcext:value-type="string">
            <text:p>bleed damage avg</text:p>
          </table:table-cell>
          <table:table-cell table:style-name="ce16" office:value-type="string" calcext:value-type="string">
            <text:p>total weapon damage avg</text:p>
          </table:table-cell>
          <table:table-cell/>
          <table:table-cell table:style-name="ce16" office:value-type="string" calcext:value-type="string">
            <text:p>weapon damage ba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L$1] + ([.A2]-1)*[.$L$2])" office:value-type="float" office:value="75" calcext:value-type="float">
            <text:p>75</text:p>
          </table:table-cell>
          <table:table-cell table:formula="of:=FLOOR([.$L$3] + [.$L$4] * [.$A2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]-1) + [.A2]*[.A2]*[.$L$7]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E2]*[.F2]" office:value-type="float" office:value="110" calcext:value-type="float">
            <text:p>110</text:p>
          </table:table-cell>
          <table:table-cell table:formula="of:=[.G2]*([.D2]/100)" office:value-type="float" office:value="82.5" calcext:value-type="float">
            <text:p>82.5</text:p>
          </table:table-cell>
          <table:table-cell table:formula="of:=[.B2]" office:value-type="float" office:value="75" calcext:value-type="float">
            <text:p>75</text:p>
          </table:table-cell>
          <table:table-cell/>
          <table:table-cell table:style-name="ce16" office:value-type="string" calcext:value-type="string">
            <text:p>weapon damage per lev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L$1] + ([.A3]-1)*[.$L$2])" office:value-type="float" office:value="77" calcext:value-type="float">
            <text:p>77</text:p>
          </table:table-cell>
          <table:table-cell table:formula="of:=FLOOR([.$L$3] + [.$L$4] * [.$A3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]-1) + [.A3]*[.A3]*[.$L$7]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E3]*[.F3]" office:value-type="float" office:value="190" calcext:value-type="float">
            <text:p>190</text:p>
          </table:table-cell>
          <table:table-cell table:formula="of:=[.G3]*([.D3]/100)" office:value-type="float" office:value="142.5" calcext:value-type="float">
            <text:p>142.5</text:p>
          </table:table-cell>
          <table:table-cell table:formula="of:=[.B3]" office:value-type="float" office:value="77" calcext:value-type="float">
            <text:p>77</text:p>
          </table:table-cell>
          <table:table-cell/>
          <table:table-cell table:style-name="ce16" office:value-type="string" calcext:value-type="string">
            <text:p>targe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L$1] + ([.A4]-1)*[.$L$2])" office:value-type="float" office:value="79" calcext:value-type="float">
            <text:p>79</text:p>
          </table:table-cell>
          <table:table-cell table:formula="of:=FLOOR([.$L$3] + [.$L$4] * [.$A4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]-1) + [.A4]*[.A4]*[.$L$7]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E4]*[.F4]" office:value-type="float" office:value="290" calcext:value-type="float">
            <text:p>290</text:p>
          </table:table-cell>
          <table:table-cell table:formula="of:=[.G4]*([.D4]/100)" office:value-type="float" office:value="217.5" calcext:value-type="float">
            <text:p>217.5</text:p>
          </table:table-cell>
          <table:table-cell table:formula="of:=[.B4]" office:value-type="float" office:value="79" calcext:value-type="float">
            <text:p>79</text:p>
          </table:table-cell>
          <table:table-cell/>
          <table:table-cell table:style-name="ce16" office:value-type="string" calcext:value-type="string">
            <text:p>targets per leve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L$1] + ([.A5]-1)*[.$L$2])" office:value-type="float" office:value="81" calcext:value-type="float">
            <text:p>81</text:p>
          </table:table-cell>
          <table:table-cell table:formula="of:=FLOOR([.$L$3] + [.$L$4] * [.$A5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5]-1) + [.A5]*[.A5]*[.$L$7])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E5]*[.F5]" office:value-type="float" office:value="410" calcext:value-type="float">
            <text:p>410</text:p>
          </table:table-cell>
          <table:table-cell table:formula="of:=[.G5]*([.D5]/100)" office:value-type="float" office:value="307.5" calcext:value-type="float">
            <text:p>307.5</text:p>
          </table:table-cell>
          <table:table-cell table:formula="of:=[.B5]" office:value-type="float" office:value="81" calcext:value-type="float">
            <text:p>81</text:p>
          </table:table-cell>
          <table:table-cell/>
          <table:table-cell table:style-name="ce16" office:value-type="string" calcext:value-type="string">
            <text:p>bleed level b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L$1] + ([.A6]-1)*[.$L$2])" office:value-type="float" office:value="83" calcext:value-type="float">
            <text:p>83</text:p>
          </table:table-cell>
          <table:table-cell table:formula="of:=FLOOR([.$L$3] + [.$L$4] * [.$A6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6]-1) + [.A6]*[.A6]*[.$L$7])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[.E6]*[.F6]" office:value-type="float" office:value="550" calcext:value-type="float">
            <text:p>550</text:p>
          </table:table-cell>
          <table:table-cell table:formula="of:=[.G6]*([.D6]/100)" office:value-type="float" office:value="412.5" calcext:value-type="float">
            <text:p>412.5</text:p>
          </table:table-cell>
          <table:table-cell table:formula="of:=[.B6]" office:value-type="float" office:value="83" calcext:value-type="float">
            <text:p>83</text:p>
          </table:table-cell>
          <table:table-cell/>
          <table:table-cell table:style-name="ce16" office:value-type="string" calcext:value-type="string">
            <text:p>bleed level per 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L$1] + ([.A7]-1)*[.$L$2])" office:value-type="float" office:value="85" calcext:value-type="float">
            <text:p>85</text:p>
          </table:table-cell>
          <table:table-cell table:formula="of:=FLOOR([.$L$3] + [.$L$4] * [.$A7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7]-1) + [.A7]*[.A7]*[.$L$7])"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formula="of:=[.E7]*[.F7]" office:value-type="float" office:value="710" calcext:value-type="float">
            <text:p>710</text:p>
          </table:table-cell>
          <table:table-cell table:formula="of:=[.G7]*([.D7]/100)" office:value-type="float" office:value="532.5" calcext:value-type="float">
            <text:p>532.5</text:p>
          </table:table-cell>
          <table:table-cell table:formula="of:=[.B7]"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bleed sc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L$1] + ([.A8]-1)*[.$L$2])" office:value-type="float" office:value="87" calcext:value-type="float">
            <text:p>87</text:p>
          </table:table-cell>
          <table:table-cell table:formula="of:=FLOOR([.$L$3] + [.$L$4] * [.$A8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8]-1) + [.A8]*[.A8]*[.$L$7])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[.E8]*[.F8]" office:value-type="float" office:value="890" calcext:value-type="float">
            <text:p>890</text:p>
          </table:table-cell>
          <table:table-cell table:formula="of:=[.G8]*([.D8]/100)" office:value-type="float" office:value="667.5" calcext:value-type="float">
            <text:p>667.5</text:p>
          </table:table-cell>
          <table:table-cell table:formula="of:=[.B8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L$1] + ([.A9]-1)*[.$L$2])" office:value-type="float" office:value="89" calcext:value-type="float">
            <text:p>89</text:p>
          </table:table-cell>
          <table:table-cell table:formula="of:=FLOOR([.$L$3] + [.$L$4] * [.$A9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9]-1) + [.A9]*[.A9]*[.$L$7])"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formula="of:=[.E9]*[.F9]" office:value-type="float" office:value="1090" calcext:value-type="float">
            <text:p>1090</text:p>
          </table:table-cell>
          <table:table-cell table:formula="of:=[.G9]*([.D9]/100)" office:value-type="float" office:value="817.5" calcext:value-type="float">
            <text:p>817.5</text:p>
          </table:table-cell>
          <table:table-cell table:formula="of:=[.B9]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L$1] + ([.A10]-1)*[.$L$2])" office:value-type="float" office:value="91" calcext:value-type="float">
            <text:p>91</text:p>
          </table:table-cell>
          <table:table-cell table:formula="of:=FLOOR([.$L$3] + [.$L$4] * [.$A10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0]-1) + [.A10]*[.A10]*[.$L$7])"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table:formula="of:=[.E10]*[.F10]" office:value-type="float" office:value="1310" calcext:value-type="float">
            <text:p>1310</text:p>
          </table:table-cell>
          <table:table-cell table:formula="of:=[.G10]*([.D10]/100)" office:value-type="float" office:value="982.5" calcext:value-type="float">
            <text:p>982.5</text:p>
          </table:table-cell>
          <table:table-cell table:formula="of:=[.B10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L$1] + ([.A11]-1)*[.$L$2])" office:value-type="float" office:value="93" calcext:value-type="float">
            <text:p>93</text:p>
          </table:table-cell>
          <table:table-cell table:formula="of:=FLOOR([.$L$3] + [.$L$4] * [.$A11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1]-1) + [.A11]*[.A11]*[.$L$7])"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table:formula="of:=[.E11]*[.F11]" office:value-type="float" office:value="1550" calcext:value-type="float">
            <text:p>1550</text:p>
          </table:table-cell>
          <table:table-cell table:formula="of:=[.G11]*([.D11]/100)" office:value-type="float" office:value="1162.5" calcext:value-type="float">
            <text:p>1162.5</text:p>
          </table:table-cell>
          <table:table-cell table:formula="of:=[.B1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L$1] + ([.A12]-1)*[.$L$2])" office:value-type="float" office:value="95" calcext:value-type="float">
            <text:p>95</text:p>
          </table:table-cell>
          <table:table-cell table:formula="of:=FLOOR([.$L$3] + [.$L$4] * [.$A12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2]-1) + [.A12]*[.A12]*[.$L$7])"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table:formula="of:=[.E12]*[.F12]" office:value-type="float" office:value="1810" calcext:value-type="float">
            <text:p>1810</text:p>
          </table:table-cell>
          <table:table-cell table:formula="of:=[.G12]*([.D12]/100)" office:value-type="float" office:value="1357.5" calcext:value-type="float">
            <text:p>1357.5</text:p>
          </table:table-cell>
          <table:table-cell table:formula="of:=[.B12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L$1] + ([.A13]-1)*[.$L$2])" office:value-type="float" office:value="97" calcext:value-type="float">
            <text:p>97</text:p>
          </table:table-cell>
          <table:table-cell table:formula="of:=FLOOR([.$L$3] + [.$L$4] * [.$A13])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3]-1) + [.A13]*[.A13]*[.$L$7])"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table:formula="of:=[.E13]*[.F13]" office:value-type="float" office:value="2090" calcext:value-type="float">
            <text:p>2090</text:p>
          </table:table-cell>
          <table:table-cell table:formula="of:=[.G13]*([.D13]/100)" office:value-type="float" office:value="1567.5" calcext:value-type="float">
            <text:p>1567.5</text:p>
          </table:table-cell>
          <table:table-cell table:formula="of:=[.B13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L$1] + ([.A14]-1)*[.$L$2])" office:value-type="float" office:value="99" calcext:value-type="float">
            <text:p>99</text:p>
          </table:table-cell>
          <table:table-cell table:formula="of:=FLOOR([.$L$3] + [.$L$4] * [.$A14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4]-1) + [.A14]*[.A14]*[.$L$7])"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2390" calcext:value-type="float">
            <text:p>2390</text:p>
          </table:table-cell>
          <table:table-cell table:formula="of:=[.G14]*([.D14]/100)" office:value-type="float" office:value="1792.5" calcext:value-type="float">
            <text:p>1792.5</text:p>
          </table:table-cell>
          <table:table-cell table:formula="of:=[.B14]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L$1] + ([.A15]-1)*[.$L$2])" office:value-type="float" office:value="101" calcext:value-type="float">
            <text:p>101</text:p>
          </table:table-cell>
          <table:table-cell table:formula="of:=FLOOR([.$L$3] + [.$L$4] * [.$A15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5]-1) + [.A15]*[.A15]*[.$L$7])"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formula="of:=[.E15]*[.F15]" office:value-type="float" office:value="2710" calcext:value-type="float">
            <text:p>2710</text:p>
          </table:table-cell>
          <table:table-cell table:formula="of:=[.G15]*([.D15]/100)" office:value-type="float" office:value="2032.5" calcext:value-type="float">
            <text:p>2032.5</text:p>
          </table:table-cell>
          <table:table-cell table:formula="of:=[.B15]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L$1] + ([.A16]-1)*[.$L$2])" office:value-type="float" office:value="103" calcext:value-type="float">
            <text:p>103</text:p>
          </table:table-cell>
          <table:table-cell table:formula="of:=FLOOR([.$L$3] + [.$L$4] * [.$A16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6]-1) + [.A16]*[.A16]*[.$L$7])"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table:formula="of:=[.E16]*[.F16]" office:value-type="float" office:value="3050" calcext:value-type="float">
            <text:p>3050</text:p>
          </table:table-cell>
          <table:table-cell table:formula="of:=[.G16]*([.D16]/100)" office:value-type="float" office:value="2287.5" calcext:value-type="float">
            <text:p>2287.5</text:p>
          </table:table-cell>
          <table:table-cell table:formula="of:=[.B16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L$1] + ([.A17]-1)*[.$L$2])" office:value-type="float" office:value="105" calcext:value-type="float">
            <text:p>105</text:p>
          </table:table-cell>
          <table:table-cell table:formula="of:=FLOOR([.$L$3] + [.$L$4] * [.$A17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7]-1) + [.A17]*[.A17]*[.$L$7])"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table:formula="of:=[.E17]*[.F17]" office:value-type="float" office:value="3410" calcext:value-type="float">
            <text:p>3410</text:p>
          </table:table-cell>
          <table:table-cell table:formula="of:=[.G17]*([.D17]/100)" office:value-type="float" office:value="2557.5" calcext:value-type="float">
            <text:p>2557.5</text:p>
          </table:table-cell>
          <table:table-cell table:formula="of:=[.B17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L$1] + ([.A18]-1)*[.$L$2])" office:value-type="float" office:value="107" calcext:value-type="float">
            <text:p>107</text:p>
          </table:table-cell>
          <table:table-cell table:formula="of:=FLOOR([.$L$3] + [.$L$4] * [.$A18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8]-1) + [.A18]*[.A18]*[.$L$7])"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  <table:table-cell table:formula="of:=[.E18]*[.F18]" office:value-type="float" office:value="3790" calcext:value-type="float">
            <text:p>3790</text:p>
          </table:table-cell>
          <table:table-cell table:formula="of:=[.G18]*([.D18]/100)" office:value-type="float" office:value="2842.5" calcext:value-type="float">
            <text:p>2842.5</text:p>
          </table:table-cell>
          <table:table-cell table:formula="of:=[.B18]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L$1] + ([.A19]-1)*[.$L$2])" office:value-type="float" office:value="109" calcext:value-type="float">
            <text:p>109</text:p>
          </table:table-cell>
          <table:table-cell table:formula="of:=FLOOR([.$L$3] + [.$L$4] * [.$A19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19]-1) + [.A19]*[.A19]*[.$L$7])"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table:formula="of:=[.E19]*[.F19]" office:value-type="float" office:value="4190" calcext:value-type="float">
            <text:p>4190</text:p>
          </table:table-cell>
          <table:table-cell table:formula="of:=[.G19]*([.D19]/100)" office:value-type="float" office:value="3142.5" calcext:value-type="float">
            <text:p>3142.5</text:p>
          </table:table-cell>
          <table:table-cell table:formula="of:=[.B19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L$1] + ([.A20]-1)*[.$L$2])" office:value-type="float" office:value="111" calcext:value-type="float">
            <text:p>111</text:p>
          </table:table-cell>
          <table:table-cell table:formula="of:=FLOOR([.$L$3] + [.$L$4] * [.$A20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0]-1) + [.A20]*[.A20]*[.$L$7])"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table:formula="of:=[.E20]*[.F20]" office:value-type="float" office:value="4610" calcext:value-type="float">
            <text:p>4610</text:p>
          </table:table-cell>
          <table:table-cell table:formula="of:=[.G20]*([.D20]/100)" office:value-type="float" office:value="3457.5" calcext:value-type="float">
            <text:p>3457.5</text:p>
          </table:table-cell>
          <table:table-cell table:formula="of:=[.B20]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L$1] + ([.A21]-1)*[.$L$2])" office:value-type="float" office:value="113" calcext:value-type="float">
            <text:p>113</text:p>
          </table:table-cell>
          <table:table-cell table:formula="of:=FLOOR([.$L$3] + [.$L$4] * [.$A21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1]-1) + [.A21]*[.A21]*[.$L$7])"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  <table:table-cell table:formula="of:=[.E21]*[.F21]" office:value-type="float" office:value="5050" calcext:value-type="float">
            <text:p>5050</text:p>
          </table:table-cell>
          <table:table-cell table:formula="of:=[.G21]*([.D21]/100)" office:value-type="float" office:value="3787.5" calcext:value-type="float">
            <text:p>3787.5</text:p>
          </table:table-cell>
          <table:table-cell table:formula="of:=[.B21]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L$1] + ([.A22]-1)*[.$L$2])" office:value-type="float" office:value="115" calcext:value-type="float">
            <text:p>115</text:p>
          </table:table-cell>
          <table:table-cell table:formula="of:=FLOOR([.$L$3] + [.$L$4] * [.$A22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2]-1) + [.A22]*[.A22]*[.$L$7])"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table:formula="of:=[.E22]*[.F22]" office:value-type="float" office:value="5510" calcext:value-type="float">
            <text:p>5510</text:p>
          </table:table-cell>
          <table:table-cell table:formula="of:=[.G22]*([.D22]/100)" office:value-type="float" office:value="4132.5" calcext:value-type="float">
            <text:p>4132.5</text:p>
          </table:table-cell>
          <table:table-cell table:formula="of:=[.B2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L$1] + ([.A23]-1)*[.$L$2])" office:value-type="float" office:value="117" calcext:value-type="float">
            <text:p>117</text:p>
          </table:table-cell>
          <table:table-cell table:formula="of:=FLOOR([.$L$3] + [.$L$4] * [.$A23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3]-1) + [.A23]*[.A23]*[.$L$7])" office:value-type="float" office:value="1198" calcext:value-type="float">
            <text:p>1198</text:p>
          </table:table-cell>
          <table:table-cell office:value-type="float" office:value="5" calcext:value-type="float">
            <text:p>5</text:p>
          </table:table-cell>
          <table:table-cell table:formula="of:=[.E23]*[.F23]" office:value-type="float" office:value="5990" calcext:value-type="float">
            <text:p>5990</text:p>
          </table:table-cell>
          <table:table-cell table:formula="of:=[.G23]*([.D23]/100)" office:value-type="float" office:value="4492.5" calcext:value-type="float">
            <text:p>4492.5</text:p>
          </table:table-cell>
          <table:table-cell table:formula="of:=[.B23]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L$1] + ([.A24]-1)*[.$L$2])" office:value-type="float" office:value="119" calcext:value-type="float">
            <text:p>119</text:p>
          </table:table-cell>
          <table:table-cell table:formula="of:=FLOOR([.$L$3] + [.$L$4] * [.$A24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4]-1) + [.A24]*[.A24]*[.$L$7])" office:value-type="float" office:value="1298" calcext:value-type="float">
            <text:p>1298</text:p>
          </table:table-cell>
          <table:table-cell office:value-type="float" office:value="5" calcext:value-type="float">
            <text:p>5</text:p>
          </table:table-cell>
          <table:table-cell table:formula="of:=[.E24]*[.F24]" office:value-type="float" office:value="6490" calcext:value-type="float">
            <text:p>6490</text:p>
          </table:table-cell>
          <table:table-cell table:formula="of:=[.G24]*([.D24]/100)" office:value-type="float" office:value="4867.5" calcext:value-type="float">
            <text:p>4867.5</text:p>
          </table:table-cell>
          <table:table-cell table:formula="of:=[.B24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L$1] + ([.A25]-1)*[.$L$2])" office:value-type="float" office:value="121" calcext:value-type="float">
            <text:p>121</text:p>
          </table:table-cell>
          <table:table-cell table:formula="of:=FLOOR([.$L$3] + [.$L$4] * [.$A25]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5]-1) + [.A25]*[.A25]*[.$L$7])" office:value-type="float" office:value="1402" calcext:value-type="float">
            <text:p>1402</text:p>
          </table:table-cell>
          <table:table-cell office:value-type="float" office:value="5" calcext:value-type="float">
            <text:p>5</text:p>
          </table:table-cell>
          <table:table-cell table:formula="of:=[.E25]*[.F25]" office:value-type="float" office:value="7010" calcext:value-type="float">
            <text:p>7010</text:p>
          </table:table-cell>
          <table:table-cell table:formula="of:=[.G25]*([.D25]/100)" office:value-type="float" office:value="5257.5" calcext:value-type="float">
            <text:p>5257.5</text:p>
          </table:table-cell>
          <table:table-cell table:formula="of:=[.B25]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L$1] + ([.A26]-1)*[.$L$2])" office:value-type="float" office:value="123" calcext:value-type="float">
            <text:p>123</text:p>
          </table:table-cell>
          <table:table-cell table:formula="of:=FLOOR([.$L$3] + [.$L$4] * [.$A26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6]-1) + [.A26]*[.A26]*[.$L$7])" office:value-type="float" office:value="1510" calcext:value-type="float">
            <text:p>1510</text:p>
          </table:table-cell>
          <table:table-cell office:value-type="float" office:value="5" calcext:value-type="float">
            <text:p>5</text:p>
          </table:table-cell>
          <table:table-cell table:formula="of:=[.E26]*[.F26]" office:value-type="float" office:value="7550" calcext:value-type="float">
            <text:p>7550</text:p>
          </table:table-cell>
          <table:table-cell table:formula="of:=[.G26]*([.D26]/100)" office:value-type="float" office:value="5662.5" calcext:value-type="float">
            <text:p>5662.5</text:p>
          </table:table-cell>
          <table:table-cell table:formula="of:=[.B26]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L$1] + ([.A27]-1)*[.$L$2])" office:value-type="float" office:value="125" calcext:value-type="float">
            <text:p>125</text:p>
          </table:table-cell>
          <table:table-cell table:formula="of:=FLOOR([.$L$3] + [.$L$4] * [.$A27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7]-1) + [.A27]*[.A27]*[.$L$7])" office:value-type="float" office:value="1622" calcext:value-type="float">
            <text:p>1622</text:p>
          </table:table-cell>
          <table:table-cell office:value-type="float" office:value="5" calcext:value-type="float">
            <text:p>5</text:p>
          </table:table-cell>
          <table:table-cell table:formula="of:=[.E27]*[.F27]" office:value-type="float" office:value="8110" calcext:value-type="float">
            <text:p>8110</text:p>
          </table:table-cell>
          <table:table-cell table:formula="of:=[.G27]*([.D27]/100)" office:value-type="float" office:value="6082.5" calcext:value-type="float">
            <text:p>6082.5</text:p>
          </table:table-cell>
          <table:table-cell table:formula="of:=[.B27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L$1] + ([.A28]-1)*[.$L$2])" office:value-type="float" office:value="127" calcext:value-type="float">
            <text:p>127</text:p>
          </table:table-cell>
          <table:table-cell table:formula="of:=FLOOR([.$L$3] + [.$L$4] * [.$A28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8]-1) + [.A28]*[.A28]*[.$L$7])" office:value-type="float" office:value="1738" calcext:value-type="float">
            <text:p>1738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8690" calcext:value-type="float">
            <text:p>8690</text:p>
          </table:table-cell>
          <table:table-cell table:formula="of:=[.G28]*([.D28]/100)" office:value-type="float" office:value="6517.5" calcext:value-type="float">
            <text:p>6517.5</text:p>
          </table:table-cell>
          <table:table-cell table:formula="of:=[.B28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L$1] + ([.A29]-1)*[.$L$2])" office:value-type="float" office:value="129" calcext:value-type="float">
            <text:p>129</text:p>
          </table:table-cell>
          <table:table-cell table:formula="of:=FLOOR([.$L$3] + [.$L$4] * [.$A29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29]-1) + [.A29]*[.A29]*[.$L$7])" office:value-type="float" office:value="1858" calcext:value-type="float">
            <text:p>1858</text:p>
          </table:table-cell>
          <table:table-cell office:value-type="float" office:value="5" calcext:value-type="float">
            <text:p>5</text:p>
          </table:table-cell>
          <table:table-cell table:formula="of:=[.E29]*[.F29]" office:value-type="float" office:value="9290" calcext:value-type="float">
            <text:p>9290</text:p>
          </table:table-cell>
          <table:table-cell table:formula="of:=[.G29]*([.D29]/100)" office:value-type="float" office:value="6967.5" calcext:value-type="float">
            <text:p>6967.5</text:p>
          </table:table-cell>
          <table:table-cell table:formula="of:=[.B29]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L$1] + ([.A30]-1)*[.$L$2])" office:value-type="float" office:value="131" calcext:value-type="float">
            <text:p>131</text:p>
          </table:table-cell>
          <table:table-cell table:formula="of:=FLOOR([.$L$3] + [.$L$4] * [.$A30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0]-1) + [.A30]*[.A30]*[.$L$7])"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table:formula="of:=[.E30]*[.F30]" office:value-type="float" office:value="9910" calcext:value-type="float">
            <text:p>9910</text:p>
          </table:table-cell>
          <table:table-cell table:formula="of:=[.G30]*([.D30]/100)" office:value-type="float" office:value="7432.5" calcext:value-type="float">
            <text:p>7432.5</text:p>
          </table:table-cell>
          <table:table-cell table:formula="of:=[.B30]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L$1] + ([.A31]-1)*[.$L$2])" office:value-type="float" office:value="133" calcext:value-type="float">
            <text:p>133</text:p>
          </table:table-cell>
          <table:table-cell table:formula="of:=FLOOR([.$L$3] + [.$L$4] * [.$A31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1]-1) + [.A31]*[.A31]*[.$L$7])" office:value-type="float" office:value="2110" calcext:value-type="float">
            <text:p>2110</text:p>
          </table:table-cell>
          <table:table-cell office:value-type="float" office:value="5" calcext:value-type="float">
            <text:p>5</text:p>
          </table:table-cell>
          <table:table-cell table:formula="of:=[.E31]*[.F31]" office:value-type="float" office:value="10550" calcext:value-type="float">
            <text:p>10550</text:p>
          </table:table-cell>
          <table:table-cell table:formula="of:=[.G31]*([.D31]/100)" office:value-type="float" office:value="7912.5" calcext:value-type="float">
            <text:p>7912.5</text:p>
          </table:table-cell>
          <table:table-cell table:formula="of:=[.B31]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L$1] + ([.A32]-1)*[.$L$2])" office:value-type="float" office:value="135" calcext:value-type="float">
            <text:p>135</text:p>
          </table:table-cell>
          <table:table-cell table:formula="of:=FLOOR([.$L$3] + [.$L$4] * [.$A32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2]-1) + [.A32]*[.A32]*[.$L$7])" office:value-type="float" office:value="2242" calcext:value-type="float">
            <text:p>2242</text:p>
          </table:table-cell>
          <table:table-cell office:value-type="float" office:value="5" calcext:value-type="float">
            <text:p>5</text:p>
          </table:table-cell>
          <table:table-cell table:formula="of:=[.E32]*[.F32]" office:value-type="float" office:value="11210" calcext:value-type="float">
            <text:p>11210</text:p>
          </table:table-cell>
          <table:table-cell table:formula="of:=[.G32]*([.D32]/100)" office:value-type="float" office:value="8407.5" calcext:value-type="float">
            <text:p>8407.5</text:p>
          </table:table-cell>
          <table:table-cell table:formula="of:=[.B32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L$1] + ([.A33]-1)*[.$L$2])" office:value-type="float" office:value="137" calcext:value-type="float">
            <text:p>137</text:p>
          </table:table-cell>
          <table:table-cell table:formula="of:=FLOOR([.$L$3] + [.$L$4] * [.$A33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3]-1) + [.A33]*[.A33]*[.$L$7])" office:value-type="float" office:value="2378" calcext:value-type="float">
            <text:p>2378</text:p>
          </table:table-cell>
          <table:table-cell office:value-type="float" office:value="5" calcext:value-type="float">
            <text:p>5</text:p>
          </table:table-cell>
          <table:table-cell table:formula="of:=[.E33]*[.F33]" office:value-type="float" office:value="11890" calcext:value-type="float">
            <text:p>11890</text:p>
          </table:table-cell>
          <table:table-cell table:formula="of:=[.G33]*([.D33]/100)" office:value-type="float" office:value="8917.5" calcext:value-type="float">
            <text:p>8917.5</text:p>
          </table:table-cell>
          <table:table-cell table:formula="of:=[.B33]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L$1] + ([.A34]-1)*[.$L$2])" office:value-type="float" office:value="139" calcext:value-type="float">
            <text:p>139</text:p>
          </table:table-cell>
          <table:table-cell table:formula="of:=FLOOR([.$L$3] + [.$L$4] * [.$A34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4]-1) + [.A34]*[.A34]*[.$L$7])" office:value-type="float" office:value="2518" calcext:value-type="float">
            <text:p>2518</text:p>
          </table:table-cell>
          <table:table-cell office:value-type="float" office:value="5" calcext:value-type="float">
            <text:p>5</text:p>
          </table:table-cell>
          <table:table-cell table:formula="of:=[.E34]*[.F34]" office:value-type="float" office:value="12590" calcext:value-type="float">
            <text:p>12590</text:p>
          </table:table-cell>
          <table:table-cell table:formula="of:=[.G34]*([.D34]/100)" office:value-type="float" office:value="9442.5" calcext:value-type="float">
            <text:p>9442.5</text:p>
          </table:table-cell>
          <table:table-cell table:formula="of:=[.B34]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L$1] + ([.A35]-1)*[.$L$2])" office:value-type="float" office:value="141" calcext:value-type="float">
            <text:p>141</text:p>
          </table:table-cell>
          <table:table-cell table:formula="of:=FLOOR([.$L$3] + [.$L$4] * [.$A35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5]-1) + [.A35]*[.A35]*[.$L$7])" office:value-type="float" office:value="2662" calcext:value-type="float">
            <text:p>2662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13310" calcext:value-type="float">
            <text:p>13310</text:p>
          </table:table-cell>
          <table:table-cell table:formula="of:=[.G35]*([.D35]/100)" office:value-type="float" office:value="9982.5" calcext:value-type="float">
            <text:p>9982.5</text:p>
          </table:table-cell>
          <table:table-cell table:formula="of:=[.B35]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L$1] + ([.A36]-1)*[.$L$2])" office:value-type="float" office:value="143" calcext:value-type="float">
            <text:p>143</text:p>
          </table:table-cell>
          <table:table-cell table:formula="of:=FLOOR([.$L$3] + [.$L$4] * [.$A36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6]-1) + [.A36]*[.A36]*[.$L$7])" office:value-type="float" office:value="2810" calcext:value-type="float">
            <text:p>2810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14050" calcext:value-type="float">
            <text:p>14050</text:p>
          </table:table-cell>
          <table:table-cell table:formula="of:=[.G36]*([.D36]/100)" office:value-type="float" office:value="10537.5" calcext:value-type="float">
            <text:p>10537.5</text:p>
          </table:table-cell>
          <table:table-cell table:formula="of:=[.B36]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L$1] + ([.A37]-1)*[.$L$2])" office:value-type="float" office:value="145" calcext:value-type="float">
            <text:p>145</text:p>
          </table:table-cell>
          <table:table-cell table:formula="of:=FLOOR([.$L$3] + [.$L$4] * [.$A37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7]-1) + [.A37]*[.A37]*[.$L$7])" office:value-type="float" office:value="2962" calcext:value-type="float">
            <text:p>2962</text:p>
          </table:table-cell>
          <table:table-cell office:value-type="float" office:value="5" calcext:value-type="float">
            <text:p>5</text:p>
          </table:table-cell>
          <table:table-cell table:formula="of:=[.E37]*[.F37]" office:value-type="float" office:value="14810" calcext:value-type="float">
            <text:p>14810</text:p>
          </table:table-cell>
          <table:table-cell table:formula="of:=[.G37]*([.D37]/100)" office:value-type="float" office:value="11107.5" calcext:value-type="float">
            <text:p>11107.5</text:p>
          </table:table-cell>
          <table:table-cell table:formula="of:=[.B37]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L$1] + ([.A38]-1)*[.$L$2])" office:value-type="float" office:value="147" calcext:value-type="float">
            <text:p>147</text:p>
          </table:table-cell>
          <table:table-cell table:formula="of:=FLOOR([.$L$3] + [.$L$4] * [.$A38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8]-1) + [.A38]*[.A38]*[.$L$7])" office:value-type="float" office:value="3118" calcext:value-type="float">
            <text:p>3118</text:p>
          </table:table-cell>
          <table:table-cell office:value-type="float" office:value="5" calcext:value-type="float">
            <text:p>5</text:p>
          </table:table-cell>
          <table:table-cell table:formula="of:=[.E38]*[.F38]" office:value-type="float" office:value="15590" calcext:value-type="float">
            <text:p>15590</text:p>
          </table:table-cell>
          <table:table-cell table:formula="of:=[.G38]*([.D38]/100)" office:value-type="float" office:value="11692.5" calcext:value-type="float">
            <text:p>11692.5</text:p>
          </table:table-cell>
          <table:table-cell table:formula="of:=[.B38]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L$1] + ([.A39]-1)*[.$L$2])" office:value-type="float" office:value="149" calcext:value-type="float">
            <text:p>149</text:p>
          </table:table-cell>
          <table:table-cell table:formula="of:=FLOOR([.$L$3] + [.$L$4] * [.$A39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39]-1) + [.A39]*[.A39]*[.$L$7])" office:value-type="float" office:value="3278" calcext:value-type="float">
            <text:p>3278</text:p>
          </table:table-cell>
          <table:table-cell office:value-type="float" office:value="5" calcext:value-type="float">
            <text:p>5</text:p>
          </table:table-cell>
          <table:table-cell table:formula="of:=[.E39]*[.F39]" office:value-type="float" office:value="16390" calcext:value-type="float">
            <text:p>16390</text:p>
          </table:table-cell>
          <table:table-cell table:formula="of:=[.G39]*([.D39]/100)" office:value-type="float" office:value="12292.5" calcext:value-type="float">
            <text:p>12292.5</text:p>
          </table:table-cell>
          <table:table-cell table:formula="of:=[.B39]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L$1] + ([.A40]-1)*[.$L$2])" office:value-type="float" office:value="151" calcext:value-type="float">
            <text:p>151</text:p>
          </table:table-cell>
          <table:table-cell table:formula="of:=FLOOR([.$L$3] + [.$L$4] * [.$A40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0]-1) + [.A40]*[.A40]*[.$L$7])" office:value-type="float" office:value="3442" calcext:value-type="float">
            <text:p>3442</text:p>
          </table:table-cell>
          <table:table-cell office:value-type="float" office:value="5" calcext:value-type="float">
            <text:p>5</text:p>
          </table:table-cell>
          <table:table-cell table:formula="of:=[.E40]*[.F40]" office:value-type="float" office:value="17210" calcext:value-type="float">
            <text:p>17210</text:p>
          </table:table-cell>
          <table:table-cell table:formula="of:=[.G40]*([.D40]/100)" office:value-type="float" office:value="12907.5" calcext:value-type="float">
            <text:p>12907.5</text:p>
          </table:table-cell>
          <table:table-cell table:formula="of:=[.B40]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L$1] + ([.A41]-1)*[.$L$2])" office:value-type="float" office:value="153" calcext:value-type="float">
            <text:p>153</text:p>
          </table:table-cell>
          <table:table-cell table:formula="of:=FLOOR([.$L$3] + [.$L$4] * [.$A41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1]-1) + [.A41]*[.A41]*[.$L$7])" office:value-type="float" office:value="3610" calcext:value-type="float">
            <text:p>3610</text:p>
          </table:table-cell>
          <table:table-cell office:value-type="float" office:value="5" calcext:value-type="float">
            <text:p>5</text:p>
          </table:table-cell>
          <table:table-cell table:formula="of:=[.E41]*[.F41]" office:value-type="float" office:value="18050" calcext:value-type="float">
            <text:p>18050</text:p>
          </table:table-cell>
          <table:table-cell table:formula="of:=[.G41]*([.D41]/100)" office:value-type="float" office:value="13537.5" calcext:value-type="float">
            <text:p>13537.5</text:p>
          </table:table-cell>
          <table:table-cell table:formula="of:=[.B41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L$1] + ([.A42]-1)*[.$L$2])" office:value-type="float" office:value="155" calcext:value-type="float">
            <text:p>155</text:p>
          </table:table-cell>
          <table:table-cell table:formula="of:=FLOOR([.$L$3] + [.$L$4] * [.$A42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2]-1) + [.A42]*[.A42]*[.$L$7])" office:value-type="float" office:value="3782" calcext:value-type="float">
            <text:p>3782</text:p>
          </table:table-cell>
          <table:table-cell office:value-type="float" office:value="5" calcext:value-type="float">
            <text:p>5</text:p>
          </table:table-cell>
          <table:table-cell table:formula="of:=[.E42]*[.F42]" office:value-type="float" office:value="18910" calcext:value-type="float">
            <text:p>18910</text:p>
          </table:table-cell>
          <table:table-cell table:formula="of:=[.G42]*([.D42]/100)" office:value-type="float" office:value="14182.5" calcext:value-type="float">
            <text:p>14182.5</text:p>
          </table:table-cell>
          <table:table-cell table:formula="of:=[.B42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L$1] + ([.A43]-1)*[.$L$2])" office:value-type="float" office:value="157" calcext:value-type="float">
            <text:p>157</text:p>
          </table:table-cell>
          <table:table-cell table:formula="of:=FLOOR([.$L$3] + [.$L$4] * [.$A43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3]-1) + [.A43]*[.A43]*[.$L$7])" office:value-type="float" office:value="3958" calcext:value-type="float">
            <text:p>3958</text:p>
          </table:table-cell>
          <table:table-cell office:value-type="float" office:value="5" calcext:value-type="float">
            <text:p>5</text:p>
          </table:table-cell>
          <table:table-cell table:formula="of:=[.E43]*[.F43]" office:value-type="float" office:value="19790" calcext:value-type="float">
            <text:p>19790</text:p>
          </table:table-cell>
          <table:table-cell table:formula="of:=[.G43]*([.D43]/100)" office:value-type="float" office:value="14842.5" calcext:value-type="float">
            <text:p>14842.5</text:p>
          </table:table-cell>
          <table:table-cell table:formula="of:=[.B43]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L$1] + ([.A44]-1)*[.$L$2])" office:value-type="float" office:value="159" calcext:value-type="float">
            <text:p>159</text:p>
          </table:table-cell>
          <table:table-cell table:formula="of:=FLOOR([.$L$3] + [.$L$4] * [.$A44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4]-1) + [.A44]*[.A44]*[.$L$7])" office:value-type="float" office:value="4138" calcext:value-type="float">
            <text:p>4138</text:p>
          </table:table-cell>
          <table:table-cell office:value-type="float" office:value="5" calcext:value-type="float">
            <text:p>5</text:p>
          </table:table-cell>
          <table:table-cell table:formula="of:=[.E44]*[.F44]" office:value-type="float" office:value="20690" calcext:value-type="float">
            <text:p>20690</text:p>
          </table:table-cell>
          <table:table-cell table:formula="of:=[.G44]*([.D44]/100)" office:value-type="float" office:value="15517.5" calcext:value-type="float">
            <text:p>15517.5</text:p>
          </table:table-cell>
          <table:table-cell table:formula="of:=[.B44]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L$1] + ([.A45]-1)*[.$L$2])" office:value-type="float" office:value="161" calcext:value-type="float">
            <text:p>161</text:p>
          </table:table-cell>
          <table:table-cell table:formula="of:=FLOOR([.$L$3] + [.$L$4] * [.$A45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5]-1) + [.A45]*[.A45]*[.$L$7])" office:value-type="float" office:value="4322" calcext:value-type="float">
            <text:p>4322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21610" calcext:value-type="float">
            <text:p>21610</text:p>
          </table:table-cell>
          <table:table-cell table:formula="of:=[.G45]*([.D45]/100)" office:value-type="float" office:value="16207.5" calcext:value-type="float">
            <text:p>16207.5</text:p>
          </table:table-cell>
          <table:table-cell table:formula="of:=[.B45]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L$1] + ([.A46]-1)*[.$L$2])" office:value-type="float" office:value="163" calcext:value-type="float">
            <text:p>163</text:p>
          </table:table-cell>
          <table:table-cell table:formula="of:=FLOOR([.$L$3] + [.$L$4] * [.$A46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6]-1) + [.A46]*[.A46]*[.$L$7])" office:value-type="float" office:value="4510" calcext:value-type="float">
            <text:p>4510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22550" calcext:value-type="float">
            <text:p>22550</text:p>
          </table:table-cell>
          <table:table-cell table:formula="of:=[.G46]*([.D46]/100)" office:value-type="float" office:value="16912.5" calcext:value-type="float">
            <text:p>16912.5</text:p>
          </table:table-cell>
          <table:table-cell table:formula="of:=[.B46]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L$1] + ([.A47]-1)*[.$L$2])" office:value-type="float" office:value="165" calcext:value-type="float">
            <text:p>165</text:p>
          </table:table-cell>
          <table:table-cell table:formula="of:=FLOOR([.$L$3] + [.$L$4] * [.$A47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7]-1) + [.A47]*[.A47]*[.$L$7])" office:value-type="float" office:value="4702" calcext:value-type="float">
            <text:p>4702</text:p>
          </table:table-cell>
          <table:table-cell office:value-type="float" office:value="5" calcext:value-type="float">
            <text:p>5</text:p>
          </table:table-cell>
          <table:table-cell table:formula="of:=[.E47]*[.F47]" office:value-type="float" office:value="23510" calcext:value-type="float">
            <text:p>23510</text:p>
          </table:table-cell>
          <table:table-cell table:formula="of:=[.G47]*([.D47]/100)" office:value-type="float" office:value="17632.5" calcext:value-type="float">
            <text:p>17632.5</text:p>
          </table:table-cell>
          <table:table-cell table:formula="of:=[.B47]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L$1] + ([.A48]-1)*[.$L$2])" office:value-type="float" office:value="167" calcext:value-type="float">
            <text:p>167</text:p>
          </table:table-cell>
          <table:table-cell table:formula="of:=FLOOR([.$L$3] + [.$L$4] * [.$A48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8]-1) + [.A48]*[.A48]*[.$L$7])" office:value-type="float" office:value="4898" calcext:value-type="float">
            <text:p>4898</text:p>
          </table:table-cell>
          <table:table-cell office:value-type="float" office:value="5" calcext:value-type="float">
            <text:p>5</text:p>
          </table:table-cell>
          <table:table-cell table:formula="of:=[.E48]*[.F48]" office:value-type="float" office:value="24490" calcext:value-type="float">
            <text:p>24490</text:p>
          </table:table-cell>
          <table:table-cell table:formula="of:=[.G48]*([.D48]/100)" office:value-type="float" office:value="18367.5" calcext:value-type="float">
            <text:p>18367.5</text:p>
          </table:table-cell>
          <table:table-cell table:formula="of:=[.B48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L$1] + ([.A49]-1)*[.$L$2])" office:value-type="float" office:value="169" calcext:value-type="float">
            <text:p>169</text:p>
          </table:table-cell>
          <table:table-cell table:formula="of:=FLOOR([.$L$3] + [.$L$4] * [.$A49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49]-1) + [.A49]*[.A49]*[.$L$7])" office:value-type="float" office:value="5098" calcext:value-type="float">
            <text:p>5098</text:p>
          </table:table-cell>
          <table:table-cell office:value-type="float" office:value="5" calcext:value-type="float">
            <text:p>5</text:p>
          </table:table-cell>
          <table:table-cell table:formula="of:=[.E49]*[.F49]" office:value-type="float" office:value="25490" calcext:value-type="float">
            <text:p>25490</text:p>
          </table:table-cell>
          <table:table-cell table:formula="of:=[.G49]*([.D49]/100)" office:value-type="float" office:value="19117.5" calcext:value-type="float">
            <text:p>19117.5</text:p>
          </table:table-cell>
          <table:table-cell table:formula="of:=[.B49]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L$1] + ([.A50]-1)*[.$L$2])" office:value-type="float" office:value="171" calcext:value-type="float">
            <text:p>171</text:p>
          </table:table-cell>
          <table:table-cell table:formula="of:=FLOOR([.$L$3] + [.$L$4] * [.$A50])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FLOOR([.$L$5] + [.$L$6] * ([.A50]-1) + [.A50]*[.A50]*[.$L$7])" office:value-type="float" office:value="5302" calcext:value-type="float">
            <text:p>5302</text:p>
          </table:table-cell>
          <table:table-cell office:value-type="float" office:value="5" calcext:value-type="float">
            <text:p>5</text:p>
          </table:table-cell>
          <table:table-cell table:formula="of:=[.E50]*[.F50]" office:value-type="float" office:value="26510" calcext:value-type="float">
            <text:p>26510</text:p>
          </table:table-cell>
          <table:table-cell table:formula="of:=[.G50]*([.D50]/100)" office:value-type="float" office:value="19882.5" calcext:value-type="float">
            <text:p>19882.5</text:p>
          </table:table-cell>
          <table:table-cell table:formula="of:=[.B50]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L$1] + ([.A51]-1)*[.$L$2])" office:value-type="float" office:value="173" calcext:value-type="float">
            <text:p>173</text:p>
          </table:table-cell>
          <table:table-cell table:formula="of:=FLOOR([.$L$3] + [.$L$4] * [.$A51])"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FLOOR([.$L$5] + [.$L$6] * ([.A51]-1) + [.A51]*[.A51]*[.$L$7])" office:value-type="float" office:value="5510" calcext:value-type="float">
            <text:p>5510</text:p>
          </table:table-cell>
          <table:table-cell office:value-type="float" office:value="5" calcext:value-type="float">
            <text:p>5</text:p>
          </table:table-cell>
          <table:table-cell table:formula="of:=[.E51]*[.F51]" office:value-type="float" office:value="27550" calcext:value-type="float">
            <text:p>27550</text:p>
          </table:table-cell>
          <table:table-cell table:formula="of:=[.G51]*([.D51]/100)" office:value-type="float" office:value="20662.5" calcext:value-type="float">
            <text:p>20662.5</text:p>
          </table:table-cell>
          <table:table-cell table:formula="of:=[.B51]" office:value-type="float" office:value="173" calcext:value-type="float">
            <text:p>173</text:p>
          </table:table-cell>
          <table:table-cell table:number-columns-repeated="3"/>
        </table:table-row>
      </table:table>
      <table:table table:name="whirlwi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3" table:default-cell-style-name="ce15"/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weapon damage percent</text:p>
          </table:table-cell>
          <table:table-cell table:style-name="ce16" office:value-type="string" calcext:value-type="string">
            <text:p>targets</text:p>
          </table:table-cell>
          <table:table-cell table:style-name="ce16" office:value-type="string" calcext:value-type="string">
            <text:p>total weapon damage avg</text:p>
          </table:table-cell>
          <table:table-cell/>
          <table:table-cell table:style-name="ce16" office:value-type="string" calcext:value-type="string">
            <text:p>weapon damage ba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 + ([.A2]-1)*[.$G$2])" office:value-type="float" office:value="75" calcext:value-type="float">
            <text:p>75</text:p>
          </table:table-cell>
          <table:table-cell table:formula="of:=[.$G$3]" office:value-type="float" office:value="8" calcext:value-type="float">
            <text:p>8</text:p>
          </table:table-cell>
          <table:table-cell table:formula="of:=[.B2]*[.C2]" office:value-type="float" office:value="600" calcext:value-type="float">
            <text:p>600</text:p>
          </table:table-cell>
          <table:table-cell/>
          <table:table-cell table:style-name="ce16" office:value-type="string" calcext:value-type="string">
            <text:p>weapon damage per le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 + ([.A3]-1)*[.$G$2])" office:value-type="float" office:value="76" calcext:value-type="float">
            <text:p>76</text:p>
          </table:table-cell>
          <table:table-cell table:formula="of:=[.$G$3]" office:value-type="float" office:value="8" calcext:value-type="float">
            <text:p>8</text:p>
          </table:table-cell>
          <table:table-cell table:formula="of:=[.B3]*[.C3]" office:value-type="float" office:value="608" calcext:value-type="float">
            <text:p>608</text:p>
          </table:table-cell>
          <table:table-cell/>
          <table:table-cell table:style-name="ce16" office:value-type="string" calcext:value-type="string">
            <text:p>targe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 + ([.A4]-1)*[.$G$2])" office:value-type="float" office:value="77" calcext:value-type="float">
            <text:p>77</text:p>
          </table:table-cell>
          <table:table-cell table:formula="of:=[.$G$3]" office:value-type="float" office:value="8" calcext:value-type="float">
            <text:p>8</text:p>
          </table:table-cell>
          <table:table-cell table:formula="of:=[.B4]*[.C4]" office:value-type="float" office:value="616" calcext:value-type="float">
            <text:p>616</text:p>
          </table:table-cell>
          <table:table-cell/>
          <table:table-cell table:style-name="ce16" office:value-type="string" calcext:value-type="string">
            <text:p>targets per lev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 + ([.A5]-1)*[.$G$2])" office:value-type="float" office:value="78" calcext:value-type="float">
            <text:p>78</text:p>
          </table:table-cell>
          <table:table-cell table:formula="of:=[.$G$3]" office:value-type="float" office:value="8" calcext:value-type="float">
            <text:p>8</text:p>
          </table:table-cell>
          <table:table-cell table:formula="of:=[.B5]*[.C5]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 + ([.A6]-1)*[.$G$2])" office:value-type="float" office:value="79" calcext:value-type="float">
            <text:p>79</text:p>
          </table:table-cell>
          <table:table-cell table:formula="of:=[.$G$3]" office:value-type="float" office:value="8" calcext:value-type="float">
            <text:p>8</text:p>
          </table:table-cell>
          <table:table-cell table:formula="of:=[.B6]*[.C6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 + ([.A7]-1)*[.$G$2])" office:value-type="float" office:value="80" calcext:value-type="float">
            <text:p>80</text:p>
          </table:table-cell>
          <table:table-cell table:formula="of:=[.$G$3]" office:value-type="float" office:value="8" calcext:value-type="float">
            <text:p>8</text:p>
          </table:table-cell>
          <table:table-cell table:formula="of:=[.B7]*[.C7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 + ([.A8]-1)*[.$G$2])" office:value-type="float" office:value="81" calcext:value-type="float">
            <text:p>81</text:p>
          </table:table-cell>
          <table:table-cell table:formula="of:=[.$G$3]" office:value-type="float" office:value="8" calcext:value-type="float">
            <text:p>8</text:p>
          </table:table-cell>
          <table:table-cell table:formula="of:=[.B8]*[.C8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 + ([.A9]-1)*[.$G$2])" office:value-type="float" office:value="82" calcext:value-type="float">
            <text:p>82</text:p>
          </table:table-cell>
          <table:table-cell table:formula="of:=[.$G$3]" office:value-type="float" office:value="8" calcext:value-type="float">
            <text:p>8</text:p>
          </table:table-cell>
          <table:table-cell table:formula="of:=[.B9]*[.C9]"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 + ([.A10]-1)*[.$G$2])" office:value-type="float" office:value="83" calcext:value-type="float">
            <text:p>83</text:p>
          </table:table-cell>
          <table:table-cell table:formula="of:=[.$G$3]" office:value-type="float" office:value="8" calcext:value-type="float">
            <text:p>8</text:p>
          </table:table-cell>
          <table:table-cell table:formula="of:=[.B10]*[.C10]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 + ([.A11]-1)*[.$G$2])" office:value-type="float" office:value="84" calcext:value-type="float">
            <text:p>84</text:p>
          </table:table-cell>
          <table:table-cell table:formula="of:=[.$G$3]" office:value-type="float" office:value="8" calcext:value-type="float">
            <text:p>8</text:p>
          </table:table-cell>
          <table:table-cell table:formula="of:=[.B11]*[.C11]"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 + ([.A12]-1)*[.$G$2])" office:value-type="float" office:value="85" calcext:value-type="float">
            <text:p>85</text:p>
          </table:table-cell>
          <table:table-cell table:formula="of:=[.$G$3]" office:value-type="float" office:value="8" calcext:value-type="float">
            <text:p>8</text:p>
          </table:table-cell>
          <table:table-cell table:formula="of:=[.B12]*[.C12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 + ([.A13]-1)*[.$G$2])" office:value-type="float" office:value="86" calcext:value-type="float">
            <text:p>86</text:p>
          </table:table-cell>
          <table:table-cell table:formula="of:=[.$G$3]" office:value-type="float" office:value="8" calcext:value-type="float">
            <text:p>8</text:p>
          </table:table-cell>
          <table:table-cell table:formula="of:=[.B13]*[.C13]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 + ([.A14]-1)*[.$G$2])" office:value-type="float" office:value="87" calcext:value-type="float">
            <text:p>87</text:p>
          </table:table-cell>
          <table:table-cell table:formula="of:=[.$G$3]" office:value-type="float" office:value="8" calcext:value-type="float">
            <text:p>8</text:p>
          </table:table-cell>
          <table:table-cell table:formula="of:=[.B14]*[.C14]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 + ([.A15]-1)*[.$G$2])" office:value-type="float" office:value="88" calcext:value-type="float">
            <text:p>88</text:p>
          </table:table-cell>
          <table:table-cell table:formula="of:=[.$G$3]" office:value-type="float" office:value="8" calcext:value-type="float">
            <text:p>8</text:p>
          </table:table-cell>
          <table:table-cell table:formula="of:=[.B15]*[.C15]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 + ([.A16]-1)*[.$G$2])" office:value-type="float" office:value="89" calcext:value-type="float">
            <text:p>89</text:p>
          </table:table-cell>
          <table:table-cell table:formula="of:=[.$G$3]" office:value-type="float" office:value="8" calcext:value-type="float">
            <text:p>8</text:p>
          </table:table-cell>
          <table:table-cell table:formula="of:=[.B16]*[.C16]"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 + ([.A17]-1)*[.$G$2])" office:value-type="float" office:value="90" calcext:value-type="float">
            <text:p>90</text:p>
          </table:table-cell>
          <table:table-cell table:formula="of:=[.$G$3]" office:value-type="float" office:value="8" calcext:value-type="float">
            <text:p>8</text:p>
          </table:table-cell>
          <table:table-cell table:formula="of:=[.B17]*[.C17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 + ([.A18]-1)*[.$G$2])" office:value-type="float" office:value="91" calcext:value-type="float">
            <text:p>91</text:p>
          </table:table-cell>
          <table:table-cell table:formula="of:=[.$G$3]" office:value-type="float" office:value="8" calcext:value-type="float">
            <text:p>8</text:p>
          </table:table-cell>
          <table:table-cell table:formula="of:=[.B18]*[.C18]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 + ([.A19]-1)*[.$G$2])" office:value-type="float" office:value="92" calcext:value-type="float">
            <text:p>92</text:p>
          </table:table-cell>
          <table:table-cell table:formula="of:=[.$G$3]" office:value-type="float" office:value="8" calcext:value-type="float">
            <text:p>8</text:p>
          </table:table-cell>
          <table:table-cell table:formula="of:=[.B19]*[.C19]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 + ([.A20]-1)*[.$G$2])" office:value-type="float" office:value="93" calcext:value-type="float">
            <text:p>93</text:p>
          </table:table-cell>
          <table:table-cell table:formula="of:=[.$G$3]" office:value-type="float" office:value="8" calcext:value-type="float">
            <text:p>8</text:p>
          </table:table-cell>
          <table:table-cell table:formula="of:=[.B20]*[.C20]"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 + ([.A21]-1)*[.$G$2])" office:value-type="float" office:value="94" calcext:value-type="float">
            <text:p>94</text:p>
          </table:table-cell>
          <table:table-cell table:formula="of:=[.$G$3]" office:value-type="float" office:value="8" calcext:value-type="float">
            <text:p>8</text:p>
          </table:table-cell>
          <table:table-cell table:formula="of:=[.B21]*[.C21]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 + ([.A22]-1)*[.$G$2])" office:value-type="float" office:value="95" calcext:value-type="float">
            <text:p>95</text:p>
          </table:table-cell>
          <table:table-cell table:formula="of:=[.$G$3]" office:value-type="float" office:value="8" calcext:value-type="float">
            <text:p>8</text:p>
          </table:table-cell>
          <table:table-cell table:formula="of:=[.B22]*[.C22]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 + ([.A23]-1)*[.$G$2])" office:value-type="float" office:value="96" calcext:value-type="float">
            <text:p>96</text:p>
          </table:table-cell>
          <table:table-cell table:formula="of:=[.$G$3]" office:value-type="float" office:value="8" calcext:value-type="float">
            <text:p>8</text:p>
          </table:table-cell>
          <table:table-cell table:formula="of:=[.B23]*[.C23]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 + ([.A24]-1)*[.$G$2])" office:value-type="float" office:value="97" calcext:value-type="float">
            <text:p>97</text:p>
          </table:table-cell>
          <table:table-cell table:formula="of:=[.$G$3]" office:value-type="float" office:value="8" calcext:value-type="float">
            <text:p>8</text:p>
          </table:table-cell>
          <table:table-cell table:formula="of:=[.B24]*[.C24]"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 + ([.A25]-1)*[.$G$2])" office:value-type="float" office:value="98" calcext:value-type="float">
            <text:p>98</text:p>
          </table:table-cell>
          <table:table-cell table:formula="of:=[.$G$3]" office:value-type="float" office:value="8" calcext:value-type="float">
            <text:p>8</text:p>
          </table:table-cell>
          <table:table-cell table:formula="of:=[.B25]*[.C25]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 + ([.A26]-1)*[.$G$2])" office:value-type="float" office:value="99" calcext:value-type="float">
            <text:p>99</text:p>
          </table:table-cell>
          <table:table-cell table:formula="of:=[.$G$3]" office:value-type="float" office:value="8" calcext:value-type="float">
            <text:p>8</text:p>
          </table:table-cell>
          <table:table-cell table:formula="of:=[.B26]*[.C26]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 + ([.A27]-1)*[.$G$2])" office:value-type="float" office:value="100" calcext:value-type="float">
            <text:p>100</text:p>
          </table:table-cell>
          <table:table-cell table:formula="of:=[.$G$3]" office:value-type="float" office:value="8" calcext:value-type="float">
            <text:p>8</text:p>
          </table:table-cell>
          <table:table-cell table:formula="of:=[.B27]*[.C27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 + ([.A28]-1)*[.$G$2])" office:value-type="float" office:value="101" calcext:value-type="float">
            <text:p>101</text:p>
          </table:table-cell>
          <table:table-cell table:formula="of:=[.$G$3]" office:value-type="float" office:value="8" calcext:value-type="float">
            <text:p>8</text:p>
          </table:table-cell>
          <table:table-cell table:formula="of:=[.B28]*[.C28]"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 + ([.A29]-1)*[.$G$2])" office:value-type="float" office:value="102" calcext:value-type="float">
            <text:p>102</text:p>
          </table:table-cell>
          <table:table-cell table:formula="of:=[.$G$3]" office:value-type="float" office:value="8" calcext:value-type="float">
            <text:p>8</text:p>
          </table:table-cell>
          <table:table-cell table:formula="of:=[.B29]*[.C29]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 + ([.A30]-1)*[.$G$2])" office:value-type="float" office:value="103" calcext:value-type="float">
            <text:p>103</text:p>
          </table:table-cell>
          <table:table-cell table:formula="of:=[.$G$3]" office:value-type="float" office:value="8" calcext:value-type="float">
            <text:p>8</text:p>
          </table:table-cell>
          <table:table-cell table:formula="of:=[.B30]*[.C30]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 + ([.A31]-1)*[.$G$2])" office:value-type="float" office:value="104" calcext:value-type="float">
            <text:p>104</text:p>
          </table:table-cell>
          <table:table-cell table:formula="of:=[.$G$3]" office:value-type="float" office:value="8" calcext:value-type="float">
            <text:p>8</text:p>
          </table:table-cell>
          <table:table-cell table:formula="of:=[.B31]*[.C31]"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 + ([.A32]-1)*[.$G$2])" office:value-type="float" office:value="105" calcext:value-type="float">
            <text:p>105</text:p>
          </table:table-cell>
          <table:table-cell table:formula="of:=[.$G$3]" office:value-type="float" office:value="8" calcext:value-type="float">
            <text:p>8</text:p>
          </table:table-cell>
          <table:table-cell table:formula="of:=[.B32]*[.C32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 + ([.A33]-1)*[.$G$2])" office:value-type="float" office:value="106" calcext:value-type="float">
            <text:p>106</text:p>
          </table:table-cell>
          <table:table-cell table:formula="of:=[.$G$3]" office:value-type="float" office:value="8" calcext:value-type="float">
            <text:p>8</text:p>
          </table:table-cell>
          <table:table-cell table:formula="of:=[.B33]*[.C33]"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 + ([.A34]-1)*[.$G$2])" office:value-type="float" office:value="107" calcext:value-type="float">
            <text:p>107</text:p>
          </table:table-cell>
          <table:table-cell table:formula="of:=[.$G$3]" office:value-type="float" office:value="8" calcext:value-type="float">
            <text:p>8</text:p>
          </table:table-cell>
          <table:table-cell table:formula="of:=[.B34]*[.C34]"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 + ([.A35]-1)*[.$G$2])" office:value-type="float" office:value="108" calcext:value-type="float">
            <text:p>108</text:p>
          </table:table-cell>
          <table:table-cell table:formula="of:=[.$G$3]" office:value-type="float" office:value="8" calcext:value-type="float">
            <text:p>8</text:p>
          </table:table-cell>
          <table:table-cell table:formula="of:=[.B35]*[.C35]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 + ([.A36]-1)*[.$G$2])" office:value-type="float" office:value="109" calcext:value-type="float">
            <text:p>109</text:p>
          </table:table-cell>
          <table:table-cell table:formula="of:=[.$G$3]" office:value-type="float" office:value="8" calcext:value-type="float">
            <text:p>8</text:p>
          </table:table-cell>
          <table:table-cell table:formula="of:=[.B36]*[.C36]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 + ([.A37]-1)*[.$G$2])" office:value-type="float" office:value="110" calcext:value-type="float">
            <text:p>110</text:p>
          </table:table-cell>
          <table:table-cell table:formula="of:=[.$G$3]" office:value-type="float" office:value="8" calcext:value-type="float">
            <text:p>8</text:p>
          </table:table-cell>
          <table:table-cell table:formula="of:=[.B37]*[.C37]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 + ([.A38]-1)*[.$G$2])" office:value-type="float" office:value="111" calcext:value-type="float">
            <text:p>111</text:p>
          </table:table-cell>
          <table:table-cell table:formula="of:=[.$G$3]" office:value-type="float" office:value="8" calcext:value-type="float">
            <text:p>8</text:p>
          </table:table-cell>
          <table:table-cell table:formula="of:=[.B38]*[.C38]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 + ([.A39]-1)*[.$G$2])" office:value-type="float" office:value="112" calcext:value-type="float">
            <text:p>112</text:p>
          </table:table-cell>
          <table:table-cell table:formula="of:=[.$G$3]" office:value-type="float" office:value="8" calcext:value-type="float">
            <text:p>8</text:p>
          </table:table-cell>
          <table:table-cell table:formula="of:=[.B39]*[.C39]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 + ([.A40]-1)*[.$G$2])" office:value-type="float" office:value="113" calcext:value-type="float">
            <text:p>113</text:p>
          </table:table-cell>
          <table:table-cell table:formula="of:=[.$G$3]" office:value-type="float" office:value="8" calcext:value-type="float">
            <text:p>8</text:p>
          </table:table-cell>
          <table:table-cell table:formula="of:=[.B40]*[.C40]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 + ([.A41]-1)*[.$G$2])" office:value-type="float" office:value="114" calcext:value-type="float">
            <text:p>114</text:p>
          </table:table-cell>
          <table:table-cell table:formula="of:=[.$G$3]" office:value-type="float" office:value="8" calcext:value-type="float">
            <text:p>8</text:p>
          </table:table-cell>
          <table:table-cell table:formula="of:=[.B41]*[.C4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 + ([.A42]-1)*[.$G$2])" office:value-type="float" office:value="115" calcext:value-type="float">
            <text:p>115</text:p>
          </table:table-cell>
          <table:table-cell table:formula="of:=[.$G$3]" office:value-type="float" office:value="8" calcext:value-type="float">
            <text:p>8</text:p>
          </table:table-cell>
          <table:table-cell table:formula="of:=[.B42]*[.C42]"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 + ([.A43]-1)*[.$G$2])" office:value-type="float" office:value="116" calcext:value-type="float">
            <text:p>116</text:p>
          </table:table-cell>
          <table:table-cell table:formula="of:=[.$G$3]" office:value-type="float" office:value="8" calcext:value-type="float">
            <text:p>8</text:p>
          </table:table-cell>
          <table:table-cell table:formula="of:=[.B43]*[.C43]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 + ([.A44]-1)*[.$G$2])" office:value-type="float" office:value="117" calcext:value-type="float">
            <text:p>117</text:p>
          </table:table-cell>
          <table:table-cell table:formula="of:=[.$G$3]" office:value-type="float" office:value="8" calcext:value-type="float">
            <text:p>8</text:p>
          </table:table-cell>
          <table:table-cell table:formula="of:=[.B44]*[.C44]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 + ([.A45]-1)*[.$G$2])" office:value-type="float" office:value="118" calcext:value-type="float">
            <text:p>118</text:p>
          </table:table-cell>
          <table:table-cell table:formula="of:=[.$G$3]" office:value-type="float" office:value="8" calcext:value-type="float">
            <text:p>8</text:p>
          </table:table-cell>
          <table:table-cell table:formula="of:=[.B45]*[.C45]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 + ([.A46]-1)*[.$G$2])" office:value-type="float" office:value="119" calcext:value-type="float">
            <text:p>119</text:p>
          </table:table-cell>
          <table:table-cell table:formula="of:=[.$G$3]" office:value-type="float" office:value="8" calcext:value-type="float">
            <text:p>8</text:p>
          </table:table-cell>
          <table:table-cell table:formula="of:=[.B46]*[.C46]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 + ([.A47]-1)*[.$G$2])" office:value-type="float" office:value="120" calcext:value-type="float">
            <text:p>120</text:p>
          </table:table-cell>
          <table:table-cell table:formula="of:=[.$G$3]" office:value-type="float" office:value="8" calcext:value-type="float">
            <text:p>8</text:p>
          </table:table-cell>
          <table:table-cell table:formula="of:=[.B47]*[.C47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 + ([.A48]-1)*[.$G$2])" office:value-type="float" office:value="121" calcext:value-type="float">
            <text:p>121</text:p>
          </table:table-cell>
          <table:table-cell table:formula="of:=[.$G$3]" office:value-type="float" office:value="8" calcext:value-type="float">
            <text:p>8</text:p>
          </table:table-cell>
          <table:table-cell table:formula="of:=[.B48]*[.C48]"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 + ([.A49]-1)*[.$G$2])" office:value-type="float" office:value="122" calcext:value-type="float">
            <text:p>122</text:p>
          </table:table-cell>
          <table:table-cell table:formula="of:=[.$G$3]" office:value-type="float" office:value="8" calcext:value-type="float">
            <text:p>8</text:p>
          </table:table-cell>
          <table:table-cell table:formula="of:=[.B49]*[.C49]"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 + ([.A50]-1)*[.$G$2])" office:value-type="float" office:value="123" calcext:value-type="float">
            <text:p>123</text:p>
          </table:table-cell>
          <table:table-cell table:formula="of:=[.$G$3]" office:value-type="float" office:value="8" calcext:value-type="float">
            <text:p>8</text:p>
          </table:table-cell>
          <table:table-cell table:formula="of:=[.B50]*[.C50]"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 + ([.A51]-1)*[.$G$2])" office:value-type="float" office:value="124" calcext:value-type="float">
            <text:p>124</text:p>
          </table:table-cell>
          <table:table-cell table:formula="of:=[.$G$3]" office:value-type="float" office:value="8" calcext:value-type="float">
            <text:p>8</text:p>
          </table:table-cell>
          <table:table-cell table:formula="of:=[.B51]*[.C51]" office:value-type="float" office:value="992" calcext:value-type="float">
            <text:p>9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6:15:54.384058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8-09T16:26:12.281032726</dc:date>
    <meta:editing-cycles>326</meta:editing-cycles>
    <meta:editing-duration>PT9H40M1S</meta:editing-duration>
    <meta:document-statistic meta:table-count="5" meta:cell-count="1629" meta:object-count="0"/>
    <meta:user-defined meta:name="Info 1"/>
    <meta:user-defined meta:name="Info 2"/>
    <meta:user-defined meta:name="Info 3"/>
    <meta:user-defined meta:name="Info 4"/>
  </office:meta>
</office:document-meta>
</file>